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normal" officeooo:rsid="00ce0832" officeooo:paragraph-rsid="00ce7af6"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Times New Roman" fo:font-size="14pt" fo:letter-spacing="normal" fo:font-style="normal" fo:font-weight="normal" officeooo:rsid="00c99d31" officeooo:paragraph-rsid="00c99d31"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9"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70"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71" style:family="paragraph" style:parent-style-name="Text_20_body">
      <style:text-properties fo:font-variant="normal" fo:text-transform="none" fo:color="#000000" style:font-name="Times New Roman" fo:font-size="14pt" fo:letter-spacing="normal" fo:font-style="normal" fo:font-weight="bold" officeooo:rsid="00ce0832" officeooo:paragraph-rsid="00ce0832"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color="#000000" style:font-name="Liberation Serif" officeooo:paragraph-rsid="003473e4"/>
    </style:style>
    <style:style style:name="P73" style:family="paragraph" style:parent-style-name="Text_20_body">
      <style:paragraph-properties fo:text-align="start" style:justify-single-word="false"/>
      <style:text-properties fo:color="#000000" style:font-name="Liberation Serif" officeooo:paragraph-rsid="003ad1eb"/>
    </style:style>
    <style:style style:name="P74" style:family="paragraph" style:parent-style-name="Text_20_body">
      <style:text-properties officeooo:rsid="003d34eb" officeooo:paragraph-rsid="003f9523"/>
    </style:style>
    <style:style style:name="P75" style:family="paragraph" style:parent-style-name="Text_20_body">
      <style:text-properties officeooo:rsid="003d34eb" officeooo:paragraph-rsid="005c20fe"/>
    </style:style>
    <style:style style:name="P76" style:family="paragraph" style:parent-style-name="Text_20_body">
      <style:text-properties officeooo:rsid="003f9523" officeooo:paragraph-rsid="00409c94"/>
    </style:style>
    <style:style style:name="P77" style:family="paragraph" style:parent-style-name="Text_20_body">
      <style:text-properties officeooo:rsid="00423cc4" officeooo:paragraph-rsid="00458729"/>
    </style:style>
    <style:style style:name="P78" style:family="paragraph" style:parent-style-name="Text_20_body">
      <style:text-properties officeooo:rsid="00423cc4" officeooo:paragraph-rsid="005dbac4"/>
    </style:style>
    <style:style style:name="P79" style:family="paragraph" style:parent-style-name="Text_20_body">
      <style:text-properties officeooo:paragraph-rsid="00458729"/>
    </style:style>
    <style:style style:name="P80" style:family="paragraph" style:parent-style-name="Text_20_body">
      <style:text-properties officeooo:rsid="0046416a" officeooo:paragraph-rsid="0046416a"/>
    </style:style>
    <style:style style:name="P81" style:family="paragraph" style:parent-style-name="Text_20_body">
      <style:text-properties officeooo:paragraph-rsid="004eb9d6"/>
    </style:style>
    <style:style style:name="P82" style:family="paragraph" style:parent-style-name="Text_20_body">
      <style:text-properties officeooo:paragraph-rsid="0075f85d"/>
    </style:style>
    <style:style style:name="P83" style:family="paragraph" style:parent-style-name="Text_20_body">
      <style:text-properties officeooo:rsid="008b4fdb" officeooo:paragraph-rsid="008b4fdb"/>
    </style:style>
    <style:style style:name="P84" style:family="paragraph" style:parent-style-name="Text_20_body">
      <style:text-properties officeooo:paragraph-rsid="00954d43"/>
    </style:style>
    <style:style style:name="P85" style:family="paragraph" style:parent-style-name="Text_20_body">
      <style:text-properties officeooo:rsid="00d28abd" officeooo:paragraph-rsid="00d309da"/>
    </style:style>
    <style:style style:name="P86" style:family="paragraph" style:parent-style-name="Text_20_body">
      <style:text-properties fo:font-size="14pt" officeooo:rsid="00d28abd" officeooo:paragraph-rsid="00d69ac1" style:font-size-asian="14pt" style:font-size-complex="14pt"/>
    </style:style>
    <style:style style:name="P87" style:family="paragraph" style:parent-style-name="Text_20_body">
      <style:text-properties fo:font-size="14pt" officeooo:rsid="00d3d167" officeooo:paragraph-rsid="00d3d167" style:font-size-asian="14pt" style:font-size-complex="14pt"/>
    </style:style>
    <style:style style:name="P88" style:family="paragraph" style:parent-style-name="Text_20_body">
      <style:text-properties fo:font-size="14pt" officeooo:rsid="00d3de4b" officeooo:paragraph-rsid="00d3de4b" style:font-size-asian="14pt" style:font-size-complex="14pt"/>
    </style:style>
    <style:style style:name="P89" style:family="paragraph" style:parent-style-name="Text_20_body">
      <style:text-properties officeooo:paragraph-rsid="00d4925e"/>
    </style:style>
    <style:style style:name="P90" style:family="paragraph" style:parent-style-name="Standard">
      <style:text-properties fo:font-weight="bold" style:font-weight-asian="bold" style:font-weight-complex="bold"/>
    </style:style>
    <style:style style:name="P91" style:family="paragraph" style:parent-style-name="Standard">
      <style:text-properties officeooo:paragraph-rsid="0017af47"/>
    </style:style>
    <style:style style:name="P92" style:family="paragraph" style:parent-style-name="Standard">
      <style:text-properties officeooo:rsid="0017af47" officeooo:paragraph-rsid="0017af47"/>
    </style:style>
    <style:style style:name="P93" style:family="paragraph" style:parent-style-name="Preformatted_20_Text">
      <style:text-properties fo:color="#a9b7c6"/>
    </style:style>
    <style:style style:name="P94" style:family="paragraph" style:parent-style-name="Preformatted_20_Text">
      <style:text-properties fo:color="#a9b7c6" style:font-name="DejaVu Sans Mono"/>
    </style:style>
    <style:style style:name="P95" style:family="paragraph" style:parent-style-name="Preformatted_20_Text">
      <style:text-properties fo:color="#a9b7c6" style:font-name="DejaVu Sans Mono" officeooo:rsid="003f9523" officeooo:paragraph-rsid="00409c94"/>
    </style:style>
    <style:style style:name="P96" style:family="paragraph" style:parent-style-name="Preformatted_20_Text">
      <style:text-properties fo:color="#a9b7c6" style:font-name="DejaVu Sans Mono" officeooo:paragraph-rsid="0046416a"/>
    </style:style>
    <style:style style:name="P97" style:family="paragraph" style:parent-style-name="Preformatted_20_Text">
      <style:text-properties fo:color="#a9b7c6" style:font-name="DejaVu Sans Mono" officeooo:rsid="0046416a" officeooo:paragraph-rsid="0046416a"/>
    </style:style>
    <style:style style:name="P98" style:family="paragraph" style:parent-style-name="Preformatted_20_Text">
      <style:text-properties fo:color="#a9b7c6" style:font-name="DejaVu Sans Mono" fo:background-color="#232525"/>
    </style:style>
    <style:style style:name="P99" style:family="paragraph" style:parent-style-name="Preformatted_20_Text">
      <style:text-properties fo:color="#a9b7c6" style:font-name="DejaVu Sans Mono" officeooo:paragraph-rsid="006547ce" fo:background-color="#232525"/>
    </style:style>
    <style:style style:name="P100" style:family="paragraph" style:parent-style-name="Preformatted_20_Text">
      <style:text-properties fo:color="#a9b7c6" style:font-name="DejaVu Sans Mono" officeooo:paragraph-rsid="00673b4a" fo:background-color="#232525"/>
    </style:style>
    <style:style style:name="P101" style:family="paragraph" style:parent-style-name="Preformatted_20_Text">
      <style:text-properties fo:color="#a9b7c6" style:font-name="DejaVu Sans Mono" officeooo:paragraph-rsid="00844288" fo:background-color="#232525"/>
    </style:style>
    <style:style style:name="P102" style:family="paragraph" style:parent-style-name="Preformatted_20_Text">
      <style:text-properties fo:color="#a9b7c6" style:font-name="DejaVu Sans Mono" fo:font-weight="normal" officeooo:rsid="00673b4a" officeooo:paragraph-rsid="006a6ad7"/>
    </style:style>
    <style:style style:name="P103" style:family="paragraph" style:parent-style-name="Preformatted_20_Text">
      <style:text-properties fo:color="#a9b7c6" style:font-name="DejaVu Sans Mono" officeooo:paragraph-rsid="0075f85d"/>
    </style:style>
    <style:style style:name="P104" style:family="paragraph" style:parent-style-name="Preformatted_20_Text">
      <style:text-properties fo:color="#a9b7c6" style:font-name="DejaVu Sans Mono" officeooo:paragraph-rsid="00813e98"/>
    </style:style>
    <style:style style:name="P105" style:family="paragraph" style:parent-style-name="Preformatted_20_Text">
      <style:text-properties fo:color="#a9b7c6" style:font-name="DejaVu Sans Mono" officeooo:rsid="00858417" officeooo:paragraph-rsid="0085f5a8"/>
    </style:style>
    <style:style style:name="P106" style:family="paragraph" style:parent-style-name="Preformatted_20_Text">
      <style:text-properties fo:color="#a9b7c6" style:font-name="DejaVu Sans Mono" officeooo:rsid="00875f19" officeooo:paragraph-rsid="00875f19"/>
    </style:style>
    <style:style style:name="P107" style:family="paragraph" style:parent-style-name="Preformatted_20_Text">
      <style:text-properties fo:color="#a9b7c6" fo:background-color="#232525"/>
    </style:style>
    <style:style style:name="P108" style:family="paragraph" style:parent-style-name="Preformatted_20_Text">
      <style:paragraph-properties fo:orphans="2" fo:widows="2"/>
      <style:text-properties fo:font-variant="normal" fo:text-transform="none" fo:color="#000000" fo:letter-spacing="normal"/>
    </style:style>
    <style:style style:name="P109"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10"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11" style:family="paragraph" style:parent-style-name="Preformatted_20_Text">
      <style:paragraph-properties fo:orphans="2" fo:widows="2"/>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13"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14"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15"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16"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17"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18"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19"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20"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21" style:family="paragraph" style:parent-style-name="Preformatted_20_Text">
      <style:paragraph-properties fo:orphans="2" fo:widows="2"/>
    </style:style>
    <style:style style:name="P122" style:family="paragraph" style:parent-style-name="Preformatted_20_Text">
      <style:text-properties officeooo:paragraph-rsid="0075f85d"/>
    </style:style>
    <style:style style:name="P123" style:family="paragraph" style:parent-style-name="Preformatted_20_Text">
      <style:paragraph-properties fo:margin-top="0cm" fo:margin-bottom="0.499cm" loext:contextual-spacing="false"/>
      <style:text-properties fo:color="#a9b7c6" style:font-name="DejaVu Sans Mono"/>
    </style:style>
    <style:style style:name="P124" style:family="paragraph" style:parent-style-name="Preformatted_20_Text">
      <style:paragraph-properties fo:margin-top="0cm" fo:margin-bottom="0.499cm" loext:contextual-spacing="false" fo:orphans="2" fo:widows="2"/>
      <style:text-properties fo:color="#a9b7c6" style:font-name="DejaVu Sans Mono"/>
    </style:style>
    <style:style style:name="P125"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26" style:family="paragraph" style:parent-style-name="Preformatted_20_Text">
      <style:paragraph-properties fo:margin-top="0cm" fo:margin-bottom="0.499cm" loext:contextual-spacing="false"/>
      <style:text-properties fo:color="#a9b7c6" style:font-name="DejaVu Sans Mono" fo:background-color="#232525"/>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30" style:family="paragraph" style:parent-style-name="Preformatted_20_Text">
      <style:paragraph-properties fo:margin-top="0cm" fo:margin-bottom="0.499cm" loext:contextual-spacing="false" fo:orphans="2" fo:widows="2"/>
    </style:style>
    <style:style style:name="P131"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32" style:family="paragraph" style:parent-style-name="Preformatted_20_Text">
      <style:paragraph-properties fo:orphans="2" fo:widows="2" style:writing-mode="lr-tb"/>
      <style:text-properties fo:font-variant="normal" fo:text-transform="none" fo:color="#000000" fo:letter-spacing="normal"/>
    </style:style>
    <style:style style:name="P133"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34"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35"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6"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7"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38"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39"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40"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41"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42"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43"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44"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45"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46"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47"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48"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49"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50" style:family="paragraph" style:parent-style-name="Text_20_body" style:list-style-name="L4">
      <style:text-properties fo:font-weight="normal" officeooo:rsid="00673b4a" officeooo:paragraph-rsid="00673b4a"/>
    </style:style>
    <style:style style:name="P151" style:family="paragraph" style:parent-style-name="Text_20_body" style:list-style-name="L4">
      <style:text-properties fo:font-weight="normal" officeooo:rsid="00673b4a" officeooo:paragraph-rsid="006e8ca9"/>
    </style:style>
    <style:style style:name="P152" style:family="paragraph" style:parent-style-name="Text_20_body" style:list-style-name="L5">
      <style:text-properties officeooo:paragraph-rsid="0096f4da"/>
    </style:style>
    <style:style style:name="P153" style:family="paragraph" style:parent-style-name="Text_20_body" style:list-style-name="L5">
      <style:text-properties officeooo:rsid="0080c4a4" officeooo:paragraph-rsid="00954d43"/>
    </style:style>
    <style:style style:name="P154" style:family="paragraph" style:parent-style-name="Text_20_body" style:list-style-name="L6">
      <style:text-properties officeooo:rsid="00826541" officeooo:paragraph-rsid="00826541"/>
    </style:style>
    <style:style style:name="P155" style:family="paragraph" style:parent-style-name="Text_20_body" style:list-style-name="L6">
      <style:text-properties officeooo:rsid="00826541" officeooo:paragraph-rsid="0097a4d3"/>
    </style:style>
    <style:style style:name="P156" style:family="paragraph" style:parent-style-name="Text_20_body" style:list-style-name="L7">
      <style:text-properties officeooo:rsid="00826541" officeooo:paragraph-rsid="00858417"/>
    </style:style>
    <style:style style:name="P157" style:family="paragraph" style:parent-style-name="Text_20_body" style:list-style-name="L8">
      <style:text-properties officeooo:rsid="00826541" officeooo:paragraph-rsid="0086caef"/>
    </style:style>
    <style:style style:name="P158" style:family="paragraph" style:parent-style-name="Text_20_body" style:list-style-name="L6">
      <style:text-properties officeooo:rsid="00844288" officeooo:paragraph-rsid="00844288"/>
    </style:style>
    <style:style style:name="P159" style:family="paragraph" style:parent-style-name="Text_20_body" style:list-style-name="L7">
      <style:text-properties officeooo:rsid="00858417" officeooo:paragraph-rsid="0085f5a8"/>
    </style:style>
    <style:style style:name="P160" style:family="paragraph" style:parent-style-name="Text_20_body" style:list-style-name="L8">
      <style:text-properties officeooo:rsid="0086caef" officeooo:paragraph-rsid="0086caef"/>
    </style:style>
    <style:style style:name="P161" style:family="paragraph" style:parent-style-name="Text_20_body" style:list-style-name="L9">
      <style:text-properties officeooo:rsid="0089670a" officeooo:paragraph-rsid="00954d43"/>
    </style:style>
    <style:style style:name="P162" style:family="paragraph" style:parent-style-name="Text_20_body" style:list-style-name="L10">
      <style:text-properties officeooo:rsid="008b4fdb" officeooo:paragraph-rsid="008b4fdb"/>
    </style:style>
    <style:style style:name="P163" style:family="paragraph" style:parent-style-name="Text_20_body" style:list-style-name="L10">
      <style:text-properties officeooo:rsid="008f0b64" officeooo:paragraph-rsid="008f0b64"/>
    </style:style>
    <style:style style:name="P164" style:family="paragraph" style:parent-style-name="Text_20_body" style:list-style-name="L10">
      <style:text-properties officeooo:rsid="0091009a" officeooo:paragraph-rsid="0091009a"/>
    </style:style>
    <style:style style:name="P165" style:family="paragraph" style:parent-style-name="Text_20_body" style:list-style-name="L14">
      <style:text-properties officeooo:rsid="00d04863" officeooo:paragraph-rsid="00d04863"/>
    </style:style>
    <style:style style:name="P166" style:family="paragraph" style:parent-style-name="Text_20_body" style:list-style-name="L14">
      <style:text-properties fo:font-size="14pt" officeooo:rsid="00d04863" officeooo:paragraph-rsid="00d04863" style:font-size-asian="14pt" style:font-size-complex="14pt"/>
    </style:style>
    <style:style style:name="P167" style:family="paragraph" style:parent-style-name="Text_20_body" style:list-style-name="L14">
      <style:text-properties fo:font-size="14pt" officeooo:rsid="00d0f1e8" officeooo:paragraph-rsid="00d0f1e8" style:font-size-asian="14pt" style:font-size-complex="14pt"/>
    </style:style>
    <style:style style:name="P168" style:family="paragraph" style:parent-style-name="Text_20_body" style:list-style-name="L14">
      <style:text-properties fo:font-size="14pt" officeooo:rsid="00d0f1e8" officeooo:paragraph-rsid="00d5879d" style:font-size-asian="14pt" style:font-size-complex="14pt"/>
    </style:style>
    <style:style style:name="P169" style:family="paragraph" style:parent-style-name="Text_20_body" style:list-style-name="L14">
      <style:text-properties fo:font-size="14pt" officeooo:rsid="00d27d13" officeooo:paragraph-rsid="00d27d13" style:font-size-asian="14pt" style:font-size-complex="14pt"/>
    </style:style>
    <style:style style:name="P170" style:family="paragraph" style:parent-style-name="Text_20_body" style:list-style-name="L15">
      <style:text-properties fo:font-size="14pt" officeooo:rsid="00d309da" officeooo:paragraph-rsid="00d309da" style:font-size-asian="14pt" style:font-size-complex="14pt"/>
    </style:style>
    <style:style style:name="P171" style:family="paragraph" style:parent-style-name="Text_20_body" style:list-style-name="L15">
      <style:text-properties fo:font-size="14pt" officeooo:rsid="00d309da" officeooo:paragraph-rsid="00d69ac1" style:font-size-asian="14pt" style:font-size-complex="14pt"/>
    </style:style>
    <style:style style:name="P172" style:family="paragraph" style:parent-style-name="Text_20_body" style:list-style-name="L15">
      <style:text-properties fo:font-size="14pt" officeooo:rsid="00d3d167" officeooo:paragraph-rsid="00d3d167" style:font-size-asian="14pt" style:font-size-complex="14pt"/>
    </style:style>
    <style:style style:name="P173" style:family="paragraph" style:parent-style-name="Text_20_body">
      <style:text-properties fo:font-size="14pt" officeooo:rsid="00d3de4b" officeooo:paragraph-rsid="00d8a2e5"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4pt" style:font-size-asian="14pt" style:font-size-complex="14pt"/>
    </style:style>
    <style:style style:name="T161" style:family="text">
      <style:text-properties fo:font-size="14pt" officeooo:rsid="00ce94a2" style:font-size-asian="14pt" style:font-size-complex="14pt"/>
    </style:style>
    <style:style style:name="T162" style:family="text">
      <style:text-properties fo:font-size="14pt" officeooo:rsid="00d309da" style:font-size-asian="14pt" style:font-size-complex="14pt"/>
    </style:style>
    <style:style style:name="T163" style:family="text">
      <style:text-properties fo:font-size="14pt" officeooo:rsid="00d4925e" style:font-size-asian="14pt" style:font-size-complex="14pt"/>
    </style:style>
    <style:style style:name="T164" style:family="text">
      <style:text-properties fo:font-size="14pt" officeooo:rsid="00d53991" style:font-size-asian="14pt" style:font-size-complex="14pt"/>
    </style:style>
    <style:style style:name="T165" style:family="text">
      <style:text-properties fo:font-size="10pt" fo:font-style="normal" fo:font-weight="normal"/>
    </style:style>
    <style:style style:name="T166" style:family="text">
      <style:text-properties fo:color="#888a85" fo:font-size="14pt" fo:font-style="normal" fo:font-weight="normal"/>
    </style:style>
    <style:style style:name="T167" style:family="text">
      <style:text-properties fo:color="#888a85" fo:font-style="normal" fo:font-weight="normal"/>
    </style:style>
    <style:style style:name="T168" style:family="text">
      <style:text-properties fo:color="#cc0000" fo:font-size="14pt" fo:font-style="normal" fo:font-weight="normal"/>
    </style:style>
    <style:style style:name="T169" style:family="text">
      <style:text-properties fo:color="#cc0000" fo:font-style="normal" fo:font-weight="normal"/>
    </style:style>
    <style:style style:name="T170" style:family="text">
      <style:text-properties officeooo:rsid="003ad1eb"/>
    </style:style>
    <style:style style:name="T171" style:family="text">
      <style:text-properties officeooo:rsid="003eb51c"/>
    </style:style>
    <style:style style:name="T172" style:family="text">
      <style:text-properties officeooo:rsid="003f9523"/>
    </style:style>
    <style:style style:name="T173" style:family="text">
      <style:text-properties fo:color="#6897bb" fo:background-color="#232525" loext:char-shading-value="0"/>
    </style:style>
    <style:style style:name="T174" style:family="text">
      <style:text-properties fo:color="#6897bb" style:font-name="DejaVu Sans Mono" fo:background-color="#232525" loext:char-shading-value="0"/>
    </style:style>
    <style:style style:name="T175" style:family="text">
      <style:text-properties officeooo:rsid="00409c94"/>
    </style:style>
    <style:style style:name="T176" style:family="text">
      <style:text-properties fo:color="#4e9a06" fo:font-style="normal" fo:font-weight="normal"/>
    </style:style>
    <style:style style:name="T177" style:family="text">
      <style:text-properties officeooo:rsid="00423cc4"/>
    </style:style>
    <style:style style:name="T178" style:family="text">
      <style:text-properties officeooo:rsid="00458729"/>
    </style:style>
    <style:style style:name="T179" style:family="text">
      <style:text-properties style:font-name="DejaVu Sans Mono"/>
    </style:style>
    <style:style style:name="T180" style:family="text">
      <style:text-properties style:font-name="DejaVu Sans Mono" fo:background-color="#232525" loext:char-shading-value="0"/>
    </style:style>
    <style:style style:name="T181" style:family="text">
      <style:text-properties officeooo:rsid="00482be4"/>
    </style:style>
    <style:style style:name="T182" style:family="text">
      <style:text-properties officeooo:rsid="004a1d91"/>
    </style:style>
    <style:style style:name="T183" style:family="text">
      <style:text-properties officeooo:rsid="004ec2bc"/>
    </style:style>
    <style:style style:name="T184" style:family="text">
      <style:text-properties officeooo:rsid="0055528d"/>
    </style:style>
    <style:style style:name="T185" style:family="text">
      <style:text-properties officeooo:rsid="005c20fe"/>
    </style:style>
    <style:style style:name="T186" style:family="text">
      <style:text-properties officeooo:rsid="005dbac4"/>
    </style:style>
    <style:style style:name="T187" style:family="text">
      <style:text-properties officeooo:rsid="00611894"/>
    </style:style>
    <style:style style:name="T188" style:family="text">
      <style:text-properties fo:color="#808080" fo:background-color="#232525" loext:char-shading-value="0"/>
    </style:style>
    <style:style style:name="T189" style:family="text">
      <style:text-properties fo:color="#808080" style:font-name="DejaVu Sans Mono" fo:background-color="#232525" loext:char-shading-value="0"/>
    </style:style>
    <style:style style:name="T190" style:family="text">
      <style:text-properties fo:color="#ffc66d" fo:background-color="#232525" loext:char-shading-value="0"/>
    </style:style>
    <style:style style:name="T191"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92" style:family="text">
      <style:text-properties fo:color="#ffc66d" style:font-name="DejaVu Sans Mono" fo:background-color="#232525" loext:char-shading-value="0"/>
    </style:style>
    <style:style style:name="T193" style:family="text">
      <style:text-properties fo:color="#ffc66d" style:font-name="DejaVu Sans Mono" fo:font-style="italic" fo:background-color="#232525" loext:char-shading-value="0"/>
    </style:style>
    <style:style style:name="T194" style:family="text">
      <style:text-properties officeooo:rsid="009d6c29"/>
    </style:style>
    <style:style style:name="T195" style:family="text">
      <style:text-properties style:font-size-asian="12pt" style:font-weight-asian="normal" style:font-size-complex="12pt" style:font-weight-complex="normal"/>
    </style:style>
    <style:style style:name="T196" style:family="text">
      <style:text-properties officeooo:rsid="009f3861" style:font-size-asian="12pt" style:font-weight-asian="normal" style:font-size-complex="12pt" style:font-weight-complex="normal"/>
    </style:style>
    <style:style style:name="T197" style:family="text">
      <style:text-properties officeooo:rsid="00a0e821" style:font-size-asian="12pt" style:font-weight-asian="normal" style:font-size-complex="12pt" style:font-weight-complex="normal"/>
    </style:style>
    <style:style style:name="T198" style:family="text">
      <style:text-properties officeooo:rsid="00a2a861" style:font-size-asian="12pt" style:font-weight-asian="normal" style:font-size-complex="12pt" style:font-weight-complex="normal"/>
    </style:style>
    <style:style style:name="T199" style:family="text">
      <style:text-properties officeooo:rsid="00a457f1" style:font-size-asian="12pt" style:font-weight-asian="normal" style:font-size-complex="12pt" style:font-weight-complex="normal"/>
    </style:style>
    <style:style style:name="T200" style:family="text">
      <style:text-properties officeooo:rsid="00a657eb" style:font-size-asian="12pt" style:font-weight-asian="normal" style:font-size-complex="12pt" style:font-weight-complex="normal"/>
    </style:style>
    <style:style style:name="T201" style:family="text">
      <style:text-properties officeooo:rsid="00a83f54" style:font-size-asian="12pt" style:font-weight-asian="normal" style:font-size-complex="12pt" style:font-weight-complex="normal"/>
    </style:style>
    <style:style style:name="T202" style:family="text">
      <style:text-properties officeooo:rsid="00a988a7" style:font-size-asian="12pt" style:font-weight-asian="normal" style:font-size-complex="12pt" style:font-weight-complex="normal"/>
    </style:style>
    <style:style style:name="T203" style:family="text">
      <style:text-properties officeooo:rsid="00aa62b4" style:font-size-asian="12pt" style:font-weight-asian="normal" style:font-size-complex="12pt" style:font-weight-complex="normal"/>
    </style:style>
    <style:style style:name="T204" style:family="text">
      <style:text-properties officeooo:rsid="00abd81d" style:font-size-asian="12pt" style:font-weight-asian="normal" style:font-size-complex="12pt" style:font-weight-complex="normal"/>
    </style:style>
    <style:style style:name="T205" style:family="text">
      <style:text-properties officeooo:rsid="00b46af1" style:font-size-asian="12pt" style:font-weight-asian="normal" style:font-size-complex="12pt" style:font-weight-complex="normal"/>
    </style:style>
    <style:style style:name="T206" style:family="text">
      <style:text-properties style:font-name="Times New Roman" fo:font-size="14pt" style:font-size-asian="12pt" style:font-weight-asian="normal" style:font-size-complex="12pt" style:font-weight-complex="normal"/>
    </style:style>
    <style:style style:name="T207" style:family="text">
      <style:text-properties style:font-name="Times New Roman" fo:font-size="14pt" officeooo:rsid="00abd81d" style:font-size-asian="12pt" style:font-weight-asian="normal" style:font-size-complex="12pt" style:font-weight-complex="normal"/>
    </style:style>
    <style:style style:name="T208" style:family="text">
      <style:text-properties style:font-name="Times New Roman" fo:font-size="14pt" officeooo:rsid="00ad3099" style:font-size-asian="12pt" style:font-weight-asian="normal" style:font-size-complex="12pt" style:font-weight-complex="normal"/>
    </style:style>
    <style:style style:name="T209" style:family="text">
      <style:text-properties style:font-name="Times New Roman" fo:font-size="14pt" officeooo:rsid="00ada864" style:font-size-asian="12pt" style:font-weight-asian="normal" style:font-size-complex="12pt" style:font-weight-complex="normal"/>
    </style:style>
    <style:style style:name="T210" style:family="text">
      <style:text-properties style:font-name="Times New Roman" fo:font-size="14pt" officeooo:rsid="00adb897" style:font-size-asian="12pt" style:font-weight-asian="normal" style:font-size-complex="12pt" style:font-weight-complex="normal"/>
    </style:style>
    <style:style style:name="T211" style:family="text">
      <style:text-properties style:font-name="Times New Roman" fo:font-size="14pt" officeooo:rsid="00ae4e1a" style:font-size-asian="12pt" style:font-weight-asian="normal" style:font-size-complex="12pt" style:font-weight-complex="normal"/>
    </style:style>
    <style:style style:name="T212" style:family="text">
      <style:text-properties style:font-name="Times New Roman" fo:font-size="14pt" officeooo:rsid="00b03d32" style:font-size-asian="12pt" style:font-weight-asian="normal" style:font-size-complex="12pt" style:font-weight-complex="normal"/>
    </style:style>
    <style:style style:name="T213" style:family="text">
      <style:text-properties style:font-name="Times New Roman" fo:font-size="14pt" officeooo:rsid="00b12e8e" style:font-size-asian="12pt" style:font-weight-asian="normal" style:font-size-complex="12pt" style:font-weight-complex="normal"/>
    </style:style>
    <style:style style:name="T214" style:family="text">
      <style:text-properties style:font-name="Times New Roman" fo:font-size="14pt" officeooo:rsid="00b46af1" style:font-size-asian="12pt" style:font-weight-asian="normal" style:font-size-complex="12pt" style:font-weight-complex="normal"/>
    </style:style>
    <style:style style:name="T215"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6"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b9fa97" style:font-weight-asian="normal" style:font-weight-complex="normal"/>
    </style:style>
    <style:style style:name="T219" style:family="text">
      <style:text-properties fo:font-weight="normal" officeooo:rsid="00bad686" style:font-weight-asian="normal" style:font-weight-complex="normal"/>
    </style:style>
    <style:style style:name="T220" style:family="text">
      <style:text-properties fo:font-weight="normal" officeooo:rsid="00bc7c07" style:font-weight-asian="normal" style:font-weight-complex="normal"/>
    </style:style>
    <style:style style:name="T221" style:family="text">
      <style:text-properties fo:font-weight="normal" officeooo:rsid="00bd1b96" style:font-weight-asian="normal" style:font-weight-complex="normal"/>
    </style:style>
    <style:style style:name="T222" style:family="text">
      <style:text-properties fo:font-weight="normal" officeooo:rsid="00bdafc5" style:font-weight-asian="normal" style:font-weight-complex="normal"/>
    </style:style>
    <style:style style:name="T223" style:family="text">
      <style:text-properties fo:font-weight="normal" officeooo:rsid="00bde7b9" style:font-weight-asian="normal" style:font-weight-complex="normal"/>
    </style:style>
    <style:style style:name="T224" style:family="text">
      <style:text-properties fo:font-weight="normal" officeooo:rsid="00bea77d" style:font-weight-asian="normal" style:font-weight-complex="normal"/>
    </style:style>
    <style:style style:name="T225" style:family="text">
      <style:text-properties fo:font-weight="normal" officeooo:rsid="00bf64c0" style:font-weight-asian="normal" style:font-weight-complex="normal"/>
    </style:style>
    <style:style style:name="T226" style:family="text">
      <style:text-properties fo:font-weight="normal" officeooo:rsid="00c1ecb0" style:font-weight-asian="normal" style:font-weight-complex="normal"/>
    </style:style>
    <style:style style:name="T227" style:family="text">
      <style:text-properties fo:font-weight="normal" officeooo:rsid="00c2480e" style:font-weight-asian="normal" style:font-weight-complex="normal"/>
    </style:style>
    <style:style style:name="T228" style:family="text">
      <style:text-properties fo:font-weight="normal" officeooo:rsid="00c27583" style:font-weight-asian="normal" style:font-weight-complex="normal"/>
    </style:style>
    <style:style style:name="T229" style:family="text">
      <style:text-properties fo:font-weight="normal" officeooo:rsid="00c3b89a" style:font-weight-asian="normal" style:font-weight-complex="normal"/>
    </style:style>
    <style:style style:name="T230" style:family="text">
      <style:text-properties fo:font-weight="normal" officeooo:rsid="00c566fa" style:font-weight-asian="normal" style:font-weight-complex="normal"/>
    </style:style>
    <style:style style:name="T231" style:family="text">
      <style:text-properties fo:font-weight="normal" officeooo:rsid="00c5bb92" style:font-weight-asian="normal" style:font-weight-complex="normal"/>
    </style:style>
    <style:style style:name="T232" style:family="text">
      <style:text-properties fo:font-weight="normal" officeooo:rsid="00c6f887" style:font-weight-asian="normal" style:font-weight-complex="normal"/>
    </style:style>
    <style:style style:name="T233" style:family="text">
      <style:text-properties fo:font-weight="normal" officeooo:rsid="00c8e1d9" style:font-weight-asian="normal" style:font-weight-complex="normal"/>
    </style:style>
    <style:style style:name="T234" style:family="text">
      <style:text-properties fo:font-weight="normal" officeooo:rsid="00c99d31" style:font-weight-asian="normal" style:font-weight-complex="normal"/>
    </style:style>
    <style:style style:name="T235" style:family="text">
      <style:text-properties fo:font-weight="normal" officeooo:rsid="00c9b949" style:font-weight-asian="normal" style:font-weight-complex="normal"/>
    </style:style>
    <style:style style:name="T236" style:family="text">
      <style:text-properties officeooo:rsid="00ce7af6"/>
    </style:style>
    <style:style style:name="T237" style:family="text">
      <style:text-properties officeooo:rsid="00d5879d"/>
    </style:style>
    <style:style style:name="T238" style:family="text">
      <style:text-properties officeooo:rsid="00d69ac1"/>
    </style:style>
    <style:style style:name="T239" style:family="text">
      <style:text-properties officeooo:rsid="00d75160"/>
    </style:style>
    <style:style style:name="T240" style:family="text">
      <style:text-properties officeooo:rsid="00d8a2e5"/>
    </style:style>
    <style:style style:name="T241" style:family="text">
      <style:text-properties officeooo:rsid="00d28a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7">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94">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6472773085497117151" text:style-name="L1">
        <text:list-item>
          <text:p text:style-name="P134">элементов html</text:p>
        </text:list-item>
        <text:list-item>
          <text:p text:style-name="P135">контента</text:p>
        </text:list-item>
        <text:list-item>
          <text:p text:style-name="P135">границ, кнопок, форм, изображений</text:p>
        </text:list-item>
        <text:list-item>
          <text:p text:style-name="P135">демонстрируемых технологий</text:p>
        </text:list-item>
      </text:list>
      <text:p text:style-name="P29">2.<text:span text:style-name="T1">Одностильность</text:span> — придерживание одного стиля относительно</text:p>
      <text:list xml:id="list4739656621854735665" text:style-name="L2">
        <text:list-item>
          <text:p text:style-name="P136">набора цветов</text:p>
        </text:list-item>
        <text:list-item>
          <text:p text:style-name="P136">набора шрифтов</text:p>
        </text:list-item>
        <text:list-item>
          <text:p text:style-name="P136"><text:soft-page-break/>размеров элементов</text:p>
        </text:list-item>
        <text:list-item>
          <text:p text:style-name="P136">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1525266984770027308" text:style-name="L3">
        <text:list-item>
          <text:p text:style-name="P137">небольшие непричёмные картинки с целью разбавки контента — одна-две на страницу</text:p>
        </text:list-item>
        <text:list-item>
          <text:p text:style-name="P137">Вставки кода, выделенные как на благородных ресурсах.</text:p>
        </text:list-item>
        <text:list-item>
          <text:p text:style-name="P137">Hover, изменяющий цвет ссылки и небросское выделение ссылок в целом.</text:p>
        </text:list-item>
      </text:list>
      <text:p text:style-name="P30"/>
      <text:p text:style-name="P30"/>
      <text:p text:style-name="P40">Архитектура проекта</text:p>
      <text:p text:style-name="P90">demo</text:p>
      <text:p text:style-name="P90"/>
      <text:p text:style-name="Standard">&gt;<text:span text:style-name="T3">vendor</text:span></text:p>
      <text:p text:style-name="P90"/>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90"/>
      <text:p text:style-name="Standard">&gt;<text:span text:style-name="T3">design</text:span></text:p>
      <text:p text:style-name="Standard">&gt;&gt;<text:span text:style-name="T3">images</text:span></text:p>
      <text:p text:style-name="Standard">&gt;&gt;<text:span text:style-name="T3">css</text:span></text:p>
      <text:p text:style-name="P90"/>
      <text:p text:style-name="Standard">&gt;<text:span text:style-name="T3">var</text:span></text:p>
      <text:p text:style-name="Standard">&gt;&gt;<text:span text:style-name="T3">log</text:span></text:p>
      <text:p text:style-name="Standard">&gt;&gt;&gt;dev.log</text:p>
      <text:p text:style-name="Standard"/>
      <text:p text:style-name="P91">&gt;<text:span text:style-name="T3">tpl</text:span></text:p>
      <text:p text:style-name="Standard"/>
      <text:p text:style-name="Standard">&gt;composer.json</text:p>
      <text:p text:style-name="Standard">&gt;composer.lock</text:p>
      <text:p text:style-name="Standard">&gt;.gitignore</text:p>
      <text:p text:style-name="P92">&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83">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2"><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94"><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01_1892330286"/></text:p>
      <text:p text:style-name="P114"><text:bookmark-start text:name="__DdeLink__507_1892330286"/><text:span text:style-name="T2">array</text:span> <text:span text:style-name="T154">(size=5)</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6)</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1"><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6)</text:span><text:bookmark-end text:name="__DdeLink__507_1892330286"/></text:p>
      <text:p text:style-name="P47"><text:tab/><text:bookmark-start text:name="__DdeLink__505_1892330286"/><text:span text:style-name="T184">As you can see it's really simple and it really works.</text:span> Also you can pass another delimiter-symbol or even delimiter-string if you want. For example in case you are going to explode a CSV string <text:span text:style-name="T170">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70">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3"><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94"><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18_1892330286"/></text:p>
      <text:p text:style-name="P115"><text:bookmark-start text:name="__DdeLink__520_1892330286"/><text:span text:style-name="T156">array</text:span><text:span text:style-name="T154"> (size=6)</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5)</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2"><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5)</text:span></text:p>
      <text:p text:style-name="P131"><text:s text:c="2"/><text:span text:style-name="T158">5 </text:span><text:span text:style-name="T166">=&gt;</text:span><text:span text:style-name="T158"> </text:span><text:span text:style-name="T165">string</text:span><text:span text:style-name="T158"> </text:span><text:span text:style-name="T168">''</text:span><text:span text:style-name="T158"> </text:span><text:span text:style-name="T159">(length=0)</text:span><text:bookmark-end text:name="__DdeLink__520_1892330286"/></text:p>
      <text:p text:style-name="P75"><text:tab/><text:bookmark-start text:name="__DdeLink__524_1892330286"/><text:span text:style-name="T185">p</text:span>reg_split function breaks the string into words basing on the regular expression but not on a <text:span text:style-name="T185">simple string-delimiter. That's why you are getting nice clear array. Except the last empty string but I</text:span> believe this problem is much more pleasant than the previous one :) Should notice that <text:span text:style-name="T171">for the </text:span><text:soft-page-break/><text:span text:style-name="T171">flexibility of this way you pay with your performance because regular expressions always work slower.</text:span><text:bookmark-end text:name="__DdeLink__524_1892330286"/></text:p>
      <text:p text:style-name="P74"><text:tab/><text:bookmark-start text:name="__DdeLink__533_1892330286"/><text:span text:style-name="T172">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96"><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23"><text:span text:style-name="T150">echo </text:span><text:span text:style-name="T130">base_convert(</text:span><text:span text:style-name="T133">$hexValue</text:span><text:span text:style-name="T145">, </text:span><text:span text:style-name="T173">16</text:span><text:span text:style-name="T145">, </text:span><text:span text:style-name="T173">10</text:span><text:span text:style-name="T130">)</text:span><text:span text:style-name="T145">;</text:span><text:bookmark-end text:name="__DdeLink__536_1892330286"/></text:p>
      <text:p text:style-name="P109"><text:bookmark-start text:name="__DdeLink__538_1892330286"/>161<text:bookmark-end text:name="__DdeLink__538_1892330286"/></text:p>
      <text:p text:style-name="P76"><text:tab/><text:bookmark-start text:name="__DdeLink__540_1892330286"/>base_convert function converts value of any to any system. Also working not only with usual systems like 2, 3, 4, 8, 16, 32. I dare say that more local solutions like hex2bin, hexdec, octdec <text:span text:style-name="T175">(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6"><text:tab/><text:bookmark-start text:name="__DdeLink__552_1892330286"/><text:span text:style-name="T175">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95"><text:bookmark-start text:name="__DdeLink__554_1892330286"/><text:span text:style-name="T133">$decade </text:span><text:span text:style-name="T130">= range(</text:span><text:span text:style-name="T173">1</text:span><text:span text:style-name="T145">, </text:span><text:span text:style-name="T173">10</text:span><text:span text:style-name="T130">)</text:span><text:span text:style-name="T145">;</text:span></text:p>
      <text:p text:style-name="P94"><text:span text:style-name="T130">var_dump(</text:span><text:span text:style-name="T133">$decade</text:span><text:span text:style-name="T130">)</text:span><text:span text:style-name="T145">;</text:span></text:p>
      <text:p text:style-name="P94"><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23"><text:span text:style-name="T130">var_dump(</text:span><text:span text:style-name="T133">$alphabetFirstHalf</text:span><text:bookmark-end text:name="__DdeLink__554_1892330286"/></text:p>
      <text:p text:style-name="P110"><text:bookmark-start text:name="__DdeLink__556_1892330286"/><text:span text:style-name="T2">array</text:span> <text:span text:style-name="T154">(size=10)</text:span></text:p>
      <text:p text:style-name="P132"><text:s text:c="2"/><text:span text:style-name="T157">0 </text:span><text:span text:style-name="T167">=&gt;</text:span><text:span text:style-name="T157"> </text:span><text:span text:style-name="T165">int</text:span><text:span text:style-name="T157"> </text:span><text:span text:style-name="T176">1</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4</text:span></text:p>
      <text:p text:style-name="P132"><text:s text:c="2"/><text:span text:style-name="T157">4 </text:span><text:span text:style-name="T167">=&gt;</text:span><text:span text:style-name="T157"> </text:span><text:span text:style-name="T165">int</text:span><text:span text:style-name="T157"> </text:span><text:span text:style-name="T176">5</text:span></text:p>
      <text:p text:style-name="P132"><text:s text:c="2"/><text:span text:style-name="T157">5 </text:span><text:span text:style-name="T167">=&gt;</text:span><text:span text:style-name="T157"> </text:span><text:span text:style-name="T165">int</text:span><text:span text:style-name="T157"> </text:span><text:span text:style-name="T176">6</text:span></text:p>
      <text:p text:style-name="P132"><text:s text:c="2"/><text:span text:style-name="T157">6 </text:span><text:span text:style-name="T167">=&gt;</text:span><text:span text:style-name="T157"> </text:span><text:span text:style-name="T165">int</text:span><text:span text:style-name="T157"> </text:span><text:span text:style-name="T176">7</text:span></text:p>
      <text:p text:style-name="P132"><text:s text:c="2"/><text:span text:style-name="T157">7 </text:span><text:span text:style-name="T167">=&gt;</text:span><text:span text:style-name="T157"> </text:span><text:span text:style-name="T165">int</text:span><text:span text:style-name="T157"> </text:span><text:span text:style-name="T176">8</text:span></text:p>
      <text:p text:style-name="P132"><text:s text:c="2"/><text:span text:style-name="T157">8 </text:span><text:span text:style-name="T167">=&gt;</text:span><text:span text:style-name="T157"> </text:span><text:span text:style-name="T165">int</text:span><text:span text:style-name="T157"> </text:span><text:span text:style-name="T176">9</text:span></text:p>
      <text:p text:style-name="P131"><text:s text:c="2"/><text:span text:style-name="T157">9 </text:span><text:span text:style-name="T167">=&gt;</text:span><text:span text:style-name="T157"> </text:span><text:span text:style-name="T165">int</text:span><text:span text:style-name="T157"> </text:span><text:span text:style-name="T176">10</text:span></text:p>
      <text:p text:style-name="P133"><text:span text:style-name="T2">array</text:span> <text:span text:style-name="T154">(size=14)</text:span></text:p>
      <text:p text:style-name="P132"><text:s text:c="2"/><text:span text:style-name="T157">0 </text:span><text:span text:style-name="T167">=&gt;</text:span><text:span text:style-name="T157"> </text:span><text:span text:style-name="T165">string</text:span><text:span text:style-name="T157"> </text:span><text:span text:style-name="T169">'a'</text:span><text:span text:style-name="T157"> </text:span><text:span text:style-name="T155">(length=1)</text:span></text:p>
      <text:p text:style-name="P132"><text:s text:c="2"/><text:span text:style-name="T157">1 </text:span><text:span text:style-name="T167">=&gt;</text:span><text:span text:style-name="T157"> </text:span><text:span text:style-name="T165">string</text:span><text:span text:style-name="T157"> </text:span><text:span text:style-name="T169">'b'</text:span><text:span text:style-name="T157"> </text:span><text:span text:style-name="T155">(length=1)</text:span></text:p>
      <text:p text:style-name="P132"><text:s text:c="2"/><text:span text:style-name="T157">2 </text:span><text:span text:style-name="T167">=&gt;</text:span><text:span text:style-name="T157"> </text:span><text:span text:style-name="T165">string</text:span><text:span text:style-name="T157"> </text:span><text:span text:style-name="T169">'c'</text:span><text:span text:style-name="T157"> </text:span><text:span text:style-name="T155">(length=1)</text:span></text:p>
      <text:p text:style-name="P132"><text:s text:c="2"/><text:span text:style-name="T157">3 </text:span><text:span text:style-name="T167">=&gt;</text:span><text:span text:style-name="T157"> </text:span><text:span text:style-name="T165">string</text:span><text:span text:style-name="T157"> </text:span><text:span text:style-name="T169">'d'</text:span><text:span text:style-name="T157"> </text:span><text:span text:style-name="T155">(length=1)</text:span></text:p>
      <text:p text:style-name="P132"><text:s text:c="2"/><text:span text:style-name="T157">4 </text:span><text:span text:style-name="T167">=&gt;</text:span><text:span text:style-name="T157"> </text:span><text:span text:style-name="T165">string</text:span><text:span text:style-name="T157"> </text:span><text:span text:style-name="T169">'e'</text:span><text:span text:style-name="T157"> </text:span><text:span text:style-name="T155">(length=1)</text:span></text:p>
      <text:p text:style-name="P132"><text:s text:c="2"/><text:span text:style-name="T157">5 </text:span><text:span text:style-name="T167">=&gt;</text:span><text:span text:style-name="T157"> </text:span><text:span text:style-name="T165">string</text:span><text:span text:style-name="T157"> </text:span><text:span text:style-name="T169">'f'</text:span><text:span text:style-name="T157"> </text:span><text:span text:style-name="T155">(length=1)</text:span></text:p>
      <text:p text:style-name="P132"><text:s text:c="2"/><text:span text:style-name="T157">6 </text:span><text:span text:style-name="T167">=&gt;</text:span><text:span text:style-name="T157"> </text:span><text:span text:style-name="T165">string</text:span><text:span text:style-name="T157"> </text:span><text:span text:style-name="T169">'g'</text:span><text:span text:style-name="T157"> </text:span><text:span text:style-name="T155">(length=1)</text:span></text:p>
      <text:p text:style-name="P132"><text:s text:c="2"/><text:span text:style-name="T157">7 </text:span><text:span text:style-name="T167">=&gt;</text:span><text:span text:style-name="T157"> </text:span><text:span text:style-name="T165">string</text:span><text:span text:style-name="T157"> </text:span><text:span text:style-name="T169">'h'</text:span><text:span text:style-name="T157"> </text:span><text:span text:style-name="T155">(length=1)</text:span></text:p>
      <text:p text:style-name="P132"><text:s text:c="2"/><text:span text:style-name="T157">8 </text:span><text:span text:style-name="T167">=&gt;</text:span><text:span text:style-name="T157"> </text:span><text:span text:style-name="T165">string</text:span><text:span text:style-name="T157"> </text:span><text:span text:style-name="T169">'i'</text:span><text:span text:style-name="T157"> </text:span><text:span text:style-name="T155">(length=1)</text:span></text:p>
      <text:p text:style-name="P132"><text:s text:c="2"/><text:span text:style-name="T157">9 </text:span><text:span text:style-name="T167">=&gt;</text:span><text:span text:style-name="T157"> </text:span><text:span text:style-name="T165">string</text:span><text:span text:style-name="T157"> </text:span><text:span text:style-name="T169">'j'</text:span><text:span text:style-name="T157"> </text:span><text:span text:style-name="T155">(length=1)</text:span></text:p>
      <text:p text:style-name="P132"><text:s text:c="2"/><text:span text:style-name="T157">10 </text:span><text:span text:style-name="T167">=&gt;</text:span><text:span text:style-name="T157"> </text:span><text:span text:style-name="T165">string</text:span><text:span text:style-name="T157"> </text:span><text:span text:style-name="T169">'k'</text:span><text:span text:style-name="T157"> </text:span><text:span text:style-name="T155">(length=1)</text:span></text:p>
      <text:p text:style-name="P132"><text:s text:c="2"/><text:span text:style-name="T157">11 </text:span><text:span text:style-name="T167">=&gt;</text:span><text:span text:style-name="T157"> </text:span><text:span text:style-name="T165">string</text:span><text:span text:style-name="T157"> </text:span><text:span text:style-name="T169">'l'</text:span><text:span text:style-name="T157"> </text:span><text:span text:style-name="T155">(length=1)</text:span></text:p>
      <text:p text:style-name="P132"><text:s text:c="2"/><text:span text:style-name="T157">12 </text:span><text:span text:style-name="T167">=&gt;</text:span><text:span text:style-name="T157"> </text:span><text:span text:style-name="T165">string</text:span><text:span text:style-name="T157"> </text:span><text:span text:style-name="T169">'m'</text:span><text:span text:style-name="T157"> </text:span><text:span text:style-name="T155">(length=1)</text:span><text:bookmark-end text:name="__DdeLink__556_1892330286"/></text:p>
      <text:p text:style-name="P78"><text:tab/><text:bookmark-start text:name="__DdeLink__558_1892330286"/>But in PHP you can <text:span text:style-name="T186">easily</text:span> get an array of needed letters in an alphabet <text:s/><text:span text:style-name="T175">sequence with a help of this. You can also set <text:s/>the third parameter step to get an array like 0, 2, 4, 6, 8, 10. You can also instrument with negative values to implement your own flexible algorithm.</text:span><text:bookmark-end text:name="__DdeLink__558_1892330286"/></text:p>
      <text:p text:style-name="P77"><text:soft-page-break/><text:tab/><text:bookmark-start text:name="__DdeLink__560_1892330286"/><text:span text:style-name="T178">Array_walk_recursive can help you to process a multilevel json-array the way you like without writing your own recursive function.</text:span><text:bookmark-end text:name="__DdeLink__560_1892330286"/></text:p>
      <text:p text:style-name="P79"><text:span text:style-name="T177"><text:tab/></text:span><text:bookmark-start text:name="__DdeLink__562_1892330286"/><text:span text:style-name="T136">$json </text:span><text:span text:style-name="T153">= [</text:span></text:p>
      <text:p text:style-name="P93"><text:span text:style-name="T130"><text:s text:c="4"/></text:span><text:span text:style-name="T143">'one' </text:span><text:span text:style-name="T180">=&gt; </text:span><text:span text:style-name="T174">1</text:span><text:span text:style-name="T148">,</text:span></text:p>
      <text:p text:style-name="P93"><text:span text:style-name="T145"><text:s text:c="4"/></text:span><text:span text:style-name="T143">'two' </text:span><text:span text:style-name="T180">=&gt; [</text:span></text:p>
      <text:p text:style-name="P93"><text:span text:style-name="T130"><text:s text:c="8"/></text:span><text:span text:style-name="T143">'three' </text:span><text:span text:style-name="T180">=&gt; [</text:span></text:p>
      <text:p text:style-name="P93"><text:span text:style-name="T130"><text:s text:c="12"/></text:span><text:span text:style-name="T143">'four' </text:span><text:span text:style-name="T180">=&gt; </text:span><text:span text:style-name="T174">4</text:span><text:span text:style-name="T148">,</text:span></text:p>
      <text:p text:style-name="P93"><text:span text:style-name="T145"><text:s text:c="12"/></text:span><text:span text:style-name="T143">'five' </text:span><text:span text:style-name="T180">=&gt; [</text:span></text:p>
      <text:p text:style-name="P93"><text:span text:style-name="T130"><text:s text:c="16"/></text:span><text:span text:style-name="T143">'end' </text:span><text:span text:style-name="T180">=&gt; </text:span><text:span text:style-name="T143">'the end'</text:span></text:p>
      <text:p text:style-name="P93"><text:span text:style-name="T140"><text:s text:c="12"/></text:span><text:span text:style-name="T180">]</text:span></text:p>
      <text:p text:style-name="P107"><text:s text:c="8"/><text:span text:style-name="T179">]</text:span></text:p>
      <text:p text:style-name="P107"><text:s text:c="4"/><text:span text:style-name="T179">]</text:span></text:p>
      <text:p text:style-name="P94"><text:span text:style-name="T130">]</text:span><text:span text:style-name="T145">;</text:span></text:p>
      <text:p text:style-name="P94"><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98">{</text:p>
      <text:p text:style-name="P93"><text:span text:style-name="T130"><text:s text:c="4"/></text:span><text:span text:style-name="T136">$value </text:span><text:span text:style-name="T180">.= is_numeric(</text:span><text:span text:style-name="T136">$value</text:span><text:span text:style-name="T180">) ? </text:span><text:span text:style-name="T143">" is numeric" </text:span><text:span text:style-name="T180">: </text:span><text:span text:style-name="T143">" is not numeric"</text:span><text:span text:style-name="T148">;</text:span></text:p>
      <text:p text:style-name="P94"><text:span text:style-name="T130">})</text:span><text:span text:style-name="T145">;</text:span></text:p>
      <text:p text:style-name="P123"><text:span text:style-name="T130">print_r(</text:span><text:span text:style-name="T133">$json</text:span><text:span text:style-name="T130">)</text:span><text:span text:style-name="T145">;</text:span><text:bookmark-end text:name="__DdeLink__562_1892330286"/></text:p>
      <text:p text:style-name="P112"><text:bookmark-start text:name="__DdeLink__564_1892330286"/>Array</text:p>
      <text:p text:style-name="P111">(</text:p>
      <text:p text:style-name="P108"><text:s text:c="4"/><text:span text:style-name="T157">[one] =&gt; 1 is numeric</text:span></text:p>
      <text:p text:style-name="P108"><text:s text:c="4"/><text:span text:style-name="T157">[two] =&gt; Array</text:span></text:p>
      <text:p text:style-name="P108"><text:s text:c="8"/><text:span text:style-name="T157">(</text:span></text:p>
      <text:p text:style-name="P108"><text:s text:c="12"/><text:span text:style-name="T157">[three] =&gt; Array</text:span></text:p>
      <text:p text:style-name="P108"><text:s text:c="16"/><text:span text:style-name="T157">(</text:span></text:p>
      <text:p text:style-name="P108"><text:s text:c="20"/><text:span text:style-name="T157">[four] =&gt; 4 is numeric</text:span></text:p>
      <text:p text:style-name="P108"><text:s text:c="20"/><text:span text:style-name="T157">[five] =&gt; Array</text:span></text:p>
      <text:p text:style-name="P108"><text:s text:c="24"/><text:span text:style-name="T157">(</text:span></text:p>
      <text:p text:style-name="P108"><text:s text:c="28"/><text:span text:style-name="T157">[end] =&gt; the end is not numeric</text:span></text:p>
      <text:p text:style-name="P108"><text:s text:c="24"/><text:span text:style-name="T157">)</text:span></text:p>
      <text:p text:style-name="P121"/>
      <text:p text:style-name="P108"><text:s text:c="16"/><text:span text:style-name="T157">)</text:span></text:p>
      <text:p text:style-name="P121"/>
      <text:p text:style-name="P108"><text:s text:c="8"/><text:span text:style-name="T157">)</text:span></text:p>
      <text:p text:style-name="P121"/>
      <text:p text:style-name="P127">)<text:bookmark-end text:name="__DdeLink__564_1892330286"/></text:p>
      <text:p text:style-name="P80"><text:tab/><text:bookmark-start text:name="__DdeLink__569_1892330286"/>In situation when you need to get a random number <text:span text:style-name="T181">from a range</text:span>, randomly swap elements of an array <text:span text:style-name="T182">or symbols in string</text:span> or to fix your random for a time the next set of functions is your gentlemen's set:<text:bookmark-end text:name="__DdeLink__569_1892330286"/></text:p>
      <text:p text:style-name="P97"><text:bookmark-start text:name="__DdeLink__571_1892330286"/><text:span text:style-name="T130">mt_srand(</text:span><text:span text:style-name="T173">1</text:span><text:span text:style-name="T130">)</text:span><text:span text:style-name="T145">;</text:span></text:p>
      <text:p text:style-name="P94"><text:span text:style-name="T150">echo </text:span><text:span text:style-name="T130">mt_rand(</text:span><text:span text:style-name="T173">1</text:span><text:span text:style-name="T145">, </text:span><text:span text:style-name="T173">10</text:span><text:span text:style-name="T130">)</text:span><text:span text:style-name="T145">;</text:span></text:p>
      <text:p text:style-name="P94"><text:span text:style-name="T133">$arr </text:span><text:span text:style-name="T130">= range(</text:span><text:span text:style-name="T173">1</text:span><text:span text:style-name="T145">, </text:span><text:span text:style-name="T173">5</text:span><text:span text:style-name="T130">)</text:span><text:span text:style-name="T145">;</text:span></text:p>
      <text:p text:style-name="P94"><text:span text:style-name="T130">shuffle(</text:span><text:span text:style-name="T133">$arr</text:span><text:span text:style-name="T130">)</text:span><text:span text:style-name="T145">;</text:span></text:p>
      <text:p text:style-name="P94"><text:span text:style-name="T130">var_dump(</text:span><text:span text:style-name="T133">$arr</text:span><text:span text:style-name="T130">)</text:span><text:span text:style-name="T145">;</text:span></text:p>
      <text:p text:style-name="P123"><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113"><text:bookmark-start text:name="__DdeLink__573_1892330286"/>6</text:p>
      <text:p text:style-name="P133"><text:span text:style-name="T2">array</text:span> <text:span text:style-name="T154">(size=5)</text:span></text:p>
      <text:p text:style-name="P132"><text:s text:c="2"/><text:span text:style-name="T157">0 </text:span><text:span text:style-name="T167">=&gt;</text:span><text:span text:style-name="T157"> </text:span><text:span text:style-name="T165">int</text:span><text:span text:style-name="T157"> </text:span><text:span text:style-name="T176">4</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1</text:span></text:p>
      <text:p text:style-name="P131"><text:s text:c="2"/><text:span text:style-name="T157">4 </text:span><text:span text:style-name="T167">=&gt;</text:span><text:span text:style-name="T157"> </text:span><text:span text:style-name="T165">int</text:span><text:span text:style-name="T157"> </text:span><text:span text:style-name="T176">5</text:span></text:p>
      <text:p text:style-name="P127">ouTnqehrrsc esecseii! ct <text:bookmark-end text:name="__DdeLink__573_1892330286"/></text:p>
      <text:p text:style-name="P130"><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30"><text:span text:style-name="T68"><text:tab/></text:span><text:span text:style-name="T69">Find out the smaller value from two is a usual taks, but PHP also has a function for such things.</text:span></text:p>
      <text:p text:style-name="P124"><text:span text:style-name="T80">echo </text:span><text:span text:style-name="T71">max(</text:span><text:span text:style-name="T96">10</text:span><text:span text:style-name="T82">, </text:span><text:span text:style-name="T96">20</text:span><text:span text:style-name="T71">)</text:span><text:span text:style-name="T82">;</text:span></text:p>
      <text:p text:style-name="P94"><text:span text:style-name="T150">echo </text:span><text:span text:style-name="T140">'&lt;br/&gt;'</text:span><text:span text:style-name="T145">;</text:span></text:p>
      <text:p text:style-name="P123"><text:span text:style-name="T150">echo </text:span><text:span text:style-name="T130">min([</text:span><text:span text:style-name="T173">10</text:span><text:span text:style-name="T145">, </text:span><text:span text:style-name="T173">20</text:span><text:span text:style-name="T145">, </text:span><text:span text:style-name="T173">30</text:span><text:span text:style-name="T145">, </text:span><text:span text:style-name="T173">5</text:span><text:span text:style-name="T130">]</text:span><text:span text:style-name="T145">, </text:span><text:span text:style-name="T130">-</text:span><text:span text:style-name="T173">1</text:span><text:span text:style-name="T145">, </text:span><text:span text:style-name="T173">10</text:span><text:span text:style-name="T130">)</text:span><text:span text:style-name="T145">;</text:span></text:p>
      <text:p text:style-name="P128"/>
      <text:p text:style-name="P128">20</text:p>
      <text:p text:style-name="P127">-1</text:p>
      <text:p text:style-name="P129"><text:tab/>As you can see it“s working not only with a simple couple of numbers.</text:p>
      <text:p text:style-name="P129"><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25"><text:span text:style-name="T97">$mark </text:span><text:span text:style-name="T70">= </text:span><text:span text:style-name="T110">'100'</text:span><text:span text:style-name="T81">;</text:span></text:p>
      <text:p text:style-name="P94"><text:span text:style-name="T133">$mark </text:span><text:span text:style-name="T130">= min(</text:span><text:span text:style-name="T133">$mark</text:span><text:span text:style-name="T145">, </text:span><text:span text:style-name="T173">5</text:span><text:span text:style-name="T130">)</text:span><text:span text:style-name="T145">;</text:span></text:p>
      <text:p text:style-name="P94"><text:span text:style-name="T133">$mark </text:span><text:span text:style-name="T130">= max(</text:span><text:span text:style-name="T133">$mark</text:span><text:span text:style-name="T145">, </text:span><text:span text:style-name="T173">1</text:span><text:span text:style-name="T130">)</text:span><text:span text:style-name="T145">;</text:span></text:p>
      <text:p text:style-name="P123"><text:span text:style-name="T150">echo </text:span><text:span text:style-name="T133">$mark</text:span><text:span text:style-name="T145">;</text:span></text:p>
      <text:p text:style-name="P129">5</text:p>
      <text:p text:style-name="P81"><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1"/>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99"><text:bookmark-start text:name="__DdeLink__1941_379528241"/><text:span text:style-name="T90">function </text:span><text:span text:style-name="T118">shuffleFileNewbie</text:span><text:span text:style-name="T35">(</text:span><text:span text:style-name="T100">$filename</text:span><text:span text:style-name="T35">)</text:span></text:p>
      <text:p text:style-name="P98">{</text:p>
      <text:p text:style-name="P94"><text:span text:style-name="T133">$a</text:span><text:span text:style-name="T130">= file_get_contents(</text:span><text:span text:style-name="T133">$filename</text:span><text:span text:style-name="T130">)</text:span><text:span text:style-name="T145">;</text:span></text:p>
      <text:p text:style-name="P94"><text:span text:style-name="T133">$b</text:span><text:span text:style-name="T130">= </text:span><text:span text:style-name="T173">0 </text:span><text:span text:style-name="T145">;</text:span></text:p>
      <text:p text:style-name="P94"><text:span text:style-name="T133">$l </text:span><text:span text:style-name="T130">=[]</text:span><text:span text:style-name="T145">; </text:span><text:span text:style-name="T188">//lines</text:span></text:p>
      <text:p text:style-name="P94"><text:span text:style-name="T150">for </text:span><text:span text:style-name="T130">(</text:span><text:span text:style-name="T133">$i </text:span><text:span text:style-name="T130">= </text:span><text:span text:style-name="T173">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93"><text:span text:style-name="T130"><text:s text:c="4"/></text:span><text:span text:style-name="T149">if</text:span><text:span text:style-name="T180">(</text:span><text:span text:style-name="T136">$a </text:span><text:span text:style-name="T180">[</text:span><text:span text:style-name="T136">$i</text:span><text:span text:style-name="T180">] != </text:span><text:span text:style-name="T143">"</text:span><text:span text:style-name="T148">\n</text:span><text:span text:style-name="T143">"</text:span><text:span text:style-name="T180">)</text:span></text:p>
      <text:p text:style-name="P93"><text:span text:style-name="T130"><text:s text:c="4"/></text:span><text:span text:style-name="T136">$l </text:span><text:span text:style-name="T180">[</text:span><text:span text:style-name="T136">$b</text:span><text:span text:style-name="T180">] .= </text:span><text:span text:style-name="T136">$a</text:span><text:span text:style-name="T180">[</text:span><text:span text:style-name="T136">$i</text:span><text:span text:style-name="T180">]</text:span><text:span text:style-name="T148">;</text:span></text:p>
      <text:p text:style-name="P93"><text:span text:style-name="T145"><text:s text:c="4"/></text:span><text:span text:style-name="T149">else </text:span><text:span text:style-name="T136">$b</text:span><text:span text:style-name="T180">++ </text:span><text:span text:style-name="T148">;</text:span></text:p>
      <text:p text:style-name="P94"><text:span text:style-name="T130">var_dump(</text:span><text:span text:style-name="T133">$l</text:span><text:span text:style-name="T130">)</text:span><text:span text:style-name="T145">;</text:span></text:p>
      <text:p text:style-name="P94"><text:span text:style-name="T133">$l </text:span><text:span text:style-name="T130">= myOwnShuffle(</text:span><text:span text:style-name="T133">$l</text:span><text:span text:style-name="T130">)</text:span><text:span text:style-name="T145">;</text:span></text:p>
      <text:p text:style-name="P94"><text:span text:style-name="T133">$new_l </text:span><text:span text:style-name="T130">= </text:span><text:span text:style-name="T140">""</text:span><text:span text:style-name="T145">;</text:span></text:p>
      <text:p text:style-name="P94"><text:span text:style-name="T150">for</text:span><text:span text:style-name="T130">(</text:span><text:span text:style-name="T133">$i</text:span><text:span text:style-name="T130">=</text:span><text:span text:style-name="T173">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93"><text:span text:style-name="T130"><text:s text:c="4"/></text:span><text:span text:style-name="T136">$new_l </text:span><text:span text:style-name="T180">.= </text:span><text:span text:style-name="T136">$l</text:span><text:span text:style-name="T180">[</text:span><text:span text:style-name="T136">$i</text:span><text:span text:style-name="T180">] . </text:span><text:span text:style-name="T143">"</text:span><text:span text:style-name="T148">\n</text:span><text:span text:style-name="T143">"</text:span><text:span text:style-name="T148">;</text:span></text:p>
      <text:p text:style-name="P94"><text:span text:style-name="T130">file_put_contents(</text:span><text:span text:style-name="T133">$filename </text:span><text:span text:style-name="T145">, </text:span><text:span text:style-name="T133">$new_l</text:span><text:span text:style-name="T130">)</text:span><text:span text:style-name="T145">;</text:span></text:p>
      <text:p text:style-name="P94"><text:span text:style-name="T150">echo </text:span><text:span text:style-name="T130">count(</text:span><text:span text:style-name="T133">$l</text:span><text:span text:style-name="T130">)</text:span><text:span text:style-name="T145">;</text:span></text:p>
      <text:p text:style-name="P126">}<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4741818697090214382" text:style-name="L4">
        <text:list-item>
          <text:p text:style-name="P138"><text:bookmark-start text:name="__DdeLink__1955_379528241"/>Refactor it according the PSR<text:bookmark-end text:name="__DdeLink__1955_379528241"/></text:p>
        </text:list-item>
        <text:list-item>
          <text:p text:style-name="P150"><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51"><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50"><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100"><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98">{</text:p>
      <text:p text:style-name="P93"><text:span text:style-name="T130"><text:s text:c="4"/></text:span><text:span text:style-name="T136">$lines </text:span><text:span text:style-name="T180">= file(</text:span><text:span text:style-name="T136">$filename</text:span><text:span text:style-name="T180">)</text:span><text:span text:style-name="T148">;</text:span></text:p>
      <text:p text:style-name="P93"><text:span text:style-name="T145"><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80">file_put_contents(</text:span><text:span text:style-name="T136">$filename</text:span><text:span text:style-name="T148">, </text:span><text:span text:style-name="T136">$shuffledContents</text:span><text:span text:style-name="T180">)</text:span><text:span text:style-name="T148">;</text:span></text:p>
      <text:p text:style-name="P93"><text:span text:style-name="T145"><text:s text:c="4"/></text:span><text:span text:style-name="T149">return </text:span><text:span text:style-name="T180">count(</text:span><text:span text:style-name="T136">$lines</text:span><text:span text:style-name="T180">)</text:span><text:span text:style-name="T148">;</text:span></text:p>
      <text:p text:style-name="P126">}<text:bookmark-end text:name="__DdeLink__1947_379528241"/></text:p>
      <text:p text:style-name="P116"/>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102"><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98">{</text:p>
      <text:p text:style-name="P93"><text:span text:style-name="T130"><text:s text:c="4"/></text:span><text:span text:style-name="T149">if </text:span><text:span text:style-name="T180">(</text:span><text:span text:style-name="T149">false </text:span><text:span text:style-name="T180">=== </text:span><text:span text:style-name="T136">$lines </text:span><text:span text:style-name="T180">= file(</text:span><text:span text:style-name="T136">$filename</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49">if </text:span><text:span text:style-name="T180">(</text:span><text:span text:style-name="T149">false </text:span><text:span text:style-name="T180">=== file_put_contents(</text:span><text:span text:style-name="T136">$filename</text:span><text:span text:style-name="T148">, </text:span><text:span text:style-name="T136">$shuffledContents</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49">return </text:span><text:span text:style-name="T180">count(</text:span><text:span text:style-name="T136">$lines</text:span><text:span text:style-name="T180">)</text:span><text:span text:style-name="T148">;</text:span></text:p>
      <text:p text:style-name="P126">}<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82"><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4"><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2"><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103"><text:span text:style-name="T85">private function </text:span><text:span text:style-name="T119">processName</text:span><text:span text:style-name="T62">(?string </text:span><text:span text:style-name="T101">$name</text:span><text:span text:style-name="T62">): </text:span><text:span text:style-name="T85">array</text:span></text:p>
      <text:p text:style-name="P98">{</text:p>
      <text:p text:style-name="P93"><text:span text:style-name="T130"><text:s text:c="4"/></text:span><text:span text:style-name="T136">$processedNam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name</text:span><text:span text:style-name="T180">)) {</text:span></text:p>
      <text:p text:style-name="P93"><text:span text:style-name="T130"><text:s text:c="8"/></text:span><text:span text:style-name="T136">$processedNameArray</text:span><text:span text:style-name="T180">[] = !</text:span><text:span text:style-name="T149">empty</text:span><text:span text:style-name="T180">(trim(</text:span><text:span text:style-name="T136">$name</text:span><text:span text:style-name="T180">)) ? </text:span><text:span text:style-name="T149">self</text:span><text:span text:style-name="T180">::</text:span><text:span text:style-name="T137">RAW </text:span><text:span text:style-name="T180">. </text:span><text:span text:style-name="T136">$nam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alpha(</text:span><text:span text:style-name="T136">$name</text:span><text:span text:style-name="T180">)</text:span><text:span text:style-name="T148">;</text:span></text:p>
      <text:p text:style-name="P93"><text:span text:style-name="T145"><text:s text:c="8"/></text:span><text:span text:style-name="T136">$processedNam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NAM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name</text:span><text:span text:style-name="T180">))) {</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filter_var(</text:span><text:span text:style-name="T136">$name</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NameArray</text:span><text:span text:style-name="T148">;</text:span></text:p>
      <text:p text:style-name="P126">}<text:bookmark-end text:name="__DdeLink__2548_1458108310"/></text:p>
      <text:list xml:id="list8091299992286542452" text:style-name="L5">
        <text:list-item>
          <text:p text:style-name="P152"><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52"><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53"><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39"><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104"><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104"><text:span text:style-name="T86">private function </text:span><text:span text:style-name="T120">processEmail</text:span><text:span text:style-name="T63">(?string </text:span><text:span text:style-name="T102">$email</text:span><text:span text:style-name="T63">): </text:span><text:span text:style-name="T86">array</text:span></text:p>
      <text:p text:style-name="P98">{</text:p>
      <text:p text:style-name="P93"><text:span text:style-name="T130"><text:s text:c="4"/></text:span><text:span text:style-name="T136">$processedEmail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email</text:span><text:span text:style-name="T180">)) {</text:span></text:p>
      <text:p text:style-name="P93"><text:span text:style-name="T130"><text:s text:c="8"/></text:span><text:span text:style-name="T136">$processedEmailArray</text:span><text:span text:style-name="T180">[] = !</text:span><text:span text:style-name="T149">empty</text:span><text:span text:style-name="T180">(trim(</text:span><text:span text:style-name="T136">$email</text:span><text:span text:style-name="T180">)) ? </text:span><text:span text:style-name="T149">self</text:span><text:span text:style-name="T180">::</text:span><text:span text:style-name="T137">RAW </text:span><text:span text:style-name="T180">. </text:span><text:span text:style-name="T136">$email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filter_input(</text:span><text:span text:style-name="T137">INPUT_POST</text:span><text:span text:style-name="T148">, </text:span><text:span text:style-name="T143">"email"</text:span><text:span text:style-name="T148">, </text:span><text:span text:style-name="T137">FILTER_VALIDATE_EMAIL</text:span><text:span text:style-name="T180">)</text:span><text:span text:style-name="T148">;</text:span></text:p>
      <text:p text:style-name="P93"><text:span text:style-name="T145"><text:s text:c="8"/></text:span><text:span text:style-name="T136">$processedEmail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EMAIL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email</text:span><text:span text:style-name="T180">))) {</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filter_var(</text:span><text:span text:style-name="T136">$email</text:span><text:span text:style-name="T148">, </text:span><text:span text:style-name="T137">FILTER_SANITIZE_EMAIL</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EmailArray</text:span><text:span text:style-name="T148">;</text:span></text:p>
      <text:p text:style-name="P126">}<text:bookmark-end text:name="__DdeLink__2550_1458108310"/></text:p>
      <text:p text:style-name="P49"/>
      <text:list xml:id="list6385865407938087387" text:style-name="L6">
        <text:list-item>
          <text:p text:style-name="P154"><text:bookmark-start text:name="__DdeLink__2599_1458108310"/><text:span text:style-name="T47">C</text:span><text:span text:style-name="T42">hecking up the existence and displaying raw data.</text:span><text:bookmark-end text:name="__DdeLink__2599_1458108310"/></text:p>
        </text:list-item>
        <text:list-item>
          <text:p text:style-name="P155"><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58"><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101"><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101"><text:span text:style-name="T91">private function </text:span><text:span text:style-name="T122">processDepartmentId</text:span><text:span text:style-name="T91">(?string </text:span><text:span text:style-name="T104">$id</text:span><text:span text:style-name="T91">): array</text:span></text:p>
      <text:p text:style-name="P98"><text:soft-page-break/>{</text:p>
      <text:p text:style-name="P93"><text:span text:style-name="T130"><text:s text:c="4"/></text:span><text:span text:style-name="T136">$processedId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id</text:span><text:span text:style-name="T180">)) {</text:span></text:p>
      <text:p text:style-name="P93"><text:span text:style-name="T130"><text:s text:c="8"/></text:span><text:span text:style-name="T136">$processedIdArray</text:span><text:span text:style-name="T180">[] = !</text:span><text:span text:style-name="T149">empty</text:span><text:span text:style-name="T180">(trim(</text:span><text:span text:style-name="T136">$id</text:span><text:span text:style-name="T180">)) ? </text:span><text:span text:style-name="T149">self</text:span><text:span text:style-name="T180">::</text:span><text:span text:style-name="T137">RAW </text:span><text:span text:style-name="T180">. </text:span><text:span text:style-name="T136">$id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preg_match(</text:span><text:span text:style-name="T143">"/[A-C]-([0-9]){3,3}/"</text:span><text:span text:style-name="T148">, </text:span><text:span text:style-name="T136">$id</text:span><text:span text:style-name="T180">)</text:span><text:span text:style-name="T148">;</text:span></text:p>
      <text:p text:style-name="P93"><text:span text:style-name="T145"><text:s text:c="8"/></text:span><text:span text:style-name="T136">$processedId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DEPARTMENT_ID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id</text:span><text:span text:style-name="T180">))) {</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filter_var(</text:span><text:span text:style-name="T136">$id</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IdArray</text:span><text:span text:style-name="T148">;</text:span></text:p>
      <text:p text:style-name="P126">}<text:bookmark-end text:name="__DdeLink__2552_1458108310"/></text:p>
      <text:p text:style-name="P117"/>
      <text:list xml:id="list3625773496486650541" text:style-name="L7">
        <text:list-item>
          <text:p text:style-name="P156"><text:bookmark-start text:name="__DdeLink__2605_1458108310"/><text:span text:style-name="T47">C</text:span><text:span text:style-name="T42">hecking up the existence and displaying raw data.</text:span><text:bookmark-end text:name="__DdeLink__2605_1458108310"/></text:p>
        </text:list-item>
        <text:list-item>
          <text:p text:style-name="P159"><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105"><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105"><text:span text:style-name="T87">private function </text:span><text:span text:style-name="T121">processAge</text:span><text:span text:style-name="T64">(?string </text:span><text:span text:style-name="T103">$age</text:span><text:span text:style-name="T64">): </text:span><text:span text:style-name="T87">array</text:span></text:p>
      <text:p text:style-name="P98">{</text:p>
      <text:p text:style-name="P93"><text:span text:style-name="T130"><text:s text:c="4"/></text:span><text:span text:style-name="T136">$processedAg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age</text:span><text:span text:style-name="T180">)) {</text:span></text:p>
      <text:p text:style-name="P93"><text:span text:style-name="T130"><text:s text:c="8"/></text:span><text:span text:style-name="T136">$processedAgeArray</text:span><text:span text:style-name="T180">[] = !</text:span><text:span text:style-name="T149">empty</text:span><text:span text:style-name="T180">(trim(</text:span><text:span text:style-name="T136">$age</text:span><text:span text:style-name="T180">)) ? </text:span><text:span text:style-name="T149">self</text:span><text:span text:style-name="T180">::</text:span><text:span text:style-name="T137">RAW </text:span><text:span text:style-name="T180">. </text:span><text:span text:style-name="T136">$ag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digit(</text:span><text:span text:style-name="T136">$age</text:span><text:span text:style-name="T180">)</text:span><text:span text:style-name="T148">;</text:span></text:p>
      <text:p text:style-name="P93"><text:span text:style-name="T145"><text:s text:c="8"/></text:span><text:span text:style-name="T136">$processedAg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AG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age</text:span><text:span text:style-name="T180">))) {</text:span></text:p>
      <text:p text:style-name="P93"><text:span text:style-name="T130"><text:s text:c="12"/></text:span><text:span text:style-name="T136">$processedAgeArray</text:span><text:span text:style-name="T180">[] =</text:span></text:p>
      <text:p text:style-name="P93"><text:span text:style-name="T130"><text:s text:c="16"/></text:span><text:span text:style-name="T149">self</text:span><text:span text:style-name="T180">::</text:span><text:span text:style-name="T137">SANITIZED </text:span><text:span text:style-name="T180">.</text:span></text:p>
      <text:p text:style-name="P93"><text:span text:style-name="T130"><text:s text:c="16"/></text:span><text:span text:style-name="T180">filter_var(</text:span><text:span text:style-name="T136">$_POST</text:span><text:span text:style-name="T180">[</text:span><text:span text:style-name="T143">"name"</text:span><text:span text:style-name="T180">]</text:span><text:span text:style-name="T148">, </text:span><text:span text:style-name="T137">FILTER_SANITIZE_NUMBER_INT</text:span><text:span text:style-name="T180">) .</text:span></text:p>
      <text:p text:style-name="P93"><text:span text:style-name="T130"><text:s text:c="16"/></text:span><text:span text:style-name="T180">htmlentities(</text:span><text:span text:style-name="T136">$age</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Ag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AgeArray</text:span><text:span text:style-name="T148">;</text:span></text:p>
      <text:p text:style-name="P126">}<text:bookmark-end text:name="__DdeLink__2554_1458108310"/></text:p>
      <text:list xml:id="list6390900036259766931" text:style-name="L8">
        <text:list-item>
          <text:p text:style-name="P157"><text:bookmark-start text:name="__DdeLink__2609_1458108310"/><text:span text:style-name="T47">C</text:span><text:span text:style-name="T53">hecking up the existence and displaying raw data.</text:span><text:bookmark-end text:name="__DdeLink__2609_1458108310"/></text:p>
        </text:list-item>
        <text:list-item>
          <text:p text:style-name="P160"><text:bookmark-start text:name="__DdeLink__2611_1458108310"/><text:span text:style-name="T53">C</text:span><text:span text:style-name="T42">hecking up the format via «ctype» functions family member.</text:span><text:bookmark-end text:name="__DdeLink__2611_1458108310"/></text:p>
        </text:list-item>
        <text:list-item>
          <text:p text:style-name="P140"><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106"><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94"><text:span text:style-name="T150">private function </text:span><text:span text:style-name="T190">processGender</text:span><text:span text:style-name="T130">(?string </text:span><text:span text:style-name="T133">$gender</text:span><text:span text:style-name="T130">): </text:span><text:span text:style-name="T150">array</text:span></text:p>
      <text:p text:style-name="P98">{</text:p>
      <text:p text:style-name="P93"><text:span text:style-name="T130"><text:s text:c="4"/></text:span><text:span text:style-name="T136">$processedGender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gender</text:span><text:span text:style-name="T180">)) {</text:span></text:p>
      <text:p text:style-name="P93"><text:span text:style-name="T130"><text:s text:c="8"/></text:span><text:span text:style-name="T189">//$gender = "enemy input";</text:span></text:p>
      <text:p text:style-name="P93"><text:span text:style-name="T188"><text:s text:c="8"/></text:span><text:span text:style-name="T136">$processedGenderArray</text:span><text:span text:style-name="T180">[] = !</text:span><text:span text:style-name="T149">empty</text:span><text:span text:style-name="T180">(trim(</text:span><text:span text:style-name="T136">$gender</text:span><text:span text:style-name="T180">)) ? </text:span><text:span text:style-name="T149">self</text:span><text:span text:style-name="T180">::</text:span><text:span text:style-name="T137">RAW </text:span><text:span text:style-name="T180">. </text:span><text:span text:style-name="T136">$gender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gendersBase </text:span><text:span text:style-name="T180">= [</text:span><text:span text:style-name="T143">"male" </text:span><text:span text:style-name="T180">=&gt; </text:span><text:span text:style-name="T174">0</text:span><text:span text:style-name="T148">, </text:span><text:span text:style-name="T143">"female" </text:span><text:span text:style-name="T180">=&gt; </text:span><text:span text:style-name="T174">1</text:span><text:span text:style-name="T180">]</text:span><text:span text:style-name="T148">;</text:span></text:p>
      <text:p text:style-name="P93"><text:span text:style-name="T145"><text:s text:c="8"/></text:span><text:span text:style-name="T136">$isValid </text:span><text:span text:style-name="T180">= array_key_exists(</text:span><text:span text:style-name="T136">$gender</text:span><text:span text:style-name="T148">, </text:span><text:span text:style-name="T136">$gendersBase</text:span><text:span text:style-name="T180">)</text:span><text:span text:style-name="T148">;</text:span></text:p>
      <text:p text:style-name="P93"><text:span text:style-name="T145"><text:s text:c="8"/></text:span><text:span text:style-name="T136">$processedGender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GENDER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gender</text:span><text:span text:style-name="T180">))) {</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36">$gender</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GenderArray</text:span><text:span text:style-name="T148">;</text:span></text:p>
      <text:p text:style-name="P126">}<text:bookmark-end text:name="__DdeLink__2556_1458108310"/></text:p>
      <text:list xml:id="list502981785236543141" text:style-name="L9">
        <text:list-item>
          <text:p text:style-name="P161"><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3"><text:bookmark-start text:name="__DdeLink__2629_1458108310"/><text:span text:style-name="T42">Summing up </text:span><text:span text:style-name="T60">form processing</text:span><text:bookmark-end text:name="__DdeLink__2629_1458108310"/><text:span text:style-name="T42">:</text:span></text:p>
      <text:list xml:id="list3445986674346986798" text:style-name="L10">
        <text:list-item>
          <text:p text:style-name="P162"><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63"><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64"><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41"><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6"><text:tab/></text:span><text:bookmark-start text:name="__DdeLink__4167_755149307"/><text:span text:style-name="T205">The whole contents of the site is stored in database. Templates serves as a skeleton for a</text:span><text:span text:style-name="T196">site body. And contents is goes a long way from database through the repository, service, controller and template engine to take it place in the pre-prepared positions in the page template and becomes a </text:span><text:span text:style-name="T205">muscles</text:span><text:span text:style-name="T196"> of our web-app :)</text:span><text:bookmark-end text:name="__DdeLink__4167_755149307"/></text:p>
      <text:p text:style-name="P50"><text:span text:style-name="T196"><text:tab/></text:span><text:span text:style-name="T197">I</text:span><text:bookmark-start text:name="__DdeLink__4169_755149307"/><text:span text:style-name="T197"> prefer working with a database with a help of PDO: PHP Data Object </text:span><text:span text:style-name="T198">rather than via mysql() or even mysql</text:span><text:span text:style-name="T199">i (i</text:span><text:span text:style-name="T205">m</text:span><text:span text:style-name="T199">proved)</text:span><text:span text:style-name="T198"> functions. </text:span><text:span text:style-name="T199">And there are some reasons for that.</text:span><text:bookmark-end text:name="__DdeLink__4169_755149307"/></text:p>
      <text:list xml:id="list4646298469458136854" text:style-name="L11">
        <text:list-item>
          <text:p text:style-name="P143"><text:bookmark-start text:name="__DdeLink__4173_755149307"/><text:span text:style-name="T199">A</text:span><text:span text:style-name="T195">uto shielding when using prepare() &amp; execute() companions.</text:span><text:bookmark-end text:name="__DdeLink__4173_755149307"/></text:p>
        </text:list-item>
        <text:list-item>
          <text:p text:style-name="P142">Auto optimization when using prepare() &amp; execute() companions.</text:p>
        </text:list-item>
        <text:list-item>
          <text:p text:style-name="P142">Flexibility.</text:p>
        </text:list-item>
      </text:list>
      <text:p text:style-name="P53"><text:soft-page-break/><text:span text:style-name="T195"><text:tab/></text:span><text:bookmark-start text:name="__DdeLink__4171_755149307"/><text:span text:style-name="T195">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200">Probably I am </text:span><text:span text:style-name="T205">exaggerating</text:span><text:span text:style-name="T200"> but in general we are talking of much less work than with mysql improved or smth like this.</text:span><text:bookmark-end text:name="__DdeLink__4171_755149307"/></text:p>
      <text:p text:style-name="P51"><text:span text:style-name="T200"><text:tab/></text:span><text:span text:style-name="T201">Details</text:span></text:p>
      <text:p text:style-name="P51"><text:span text:style-name="T201"><text:tab/></text:span><text:bookmark-start text:name="__DdeLink__4177_755149307"/><text:span text:style-name="T201">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201"><text:tab/></text:span><text:bookmark-start text:name="__DdeLink__4179_755149307"/><text:span text:style-name="T202">But I prefer </text:span><text:span text:style-name="T205">a</text:span><text:span text:style-name="T202">nother <text:s/></text:span><text:span text:style-name="T195">companions: </text:span><text:span text:style-name="T202">prepare() and execute(). With a help of the first one you are creating query template which can wait for needed moment and be executed lost time with a different parameters. </text:span><text:span text:style-name="T203">Sounds like extensible programming and reuse. Really great. And execute() function is executing the query filling it with the array (preferably associative) of parameters </text:span><text:span text:style-name="T204">for needed count of times.</text:span><text:bookmark-end text:name="__DdeLink__4179_755149307"/></text:p>
      <text:p text:style-name="P118"><text:bookmark-start text:name="__DdeLink__4191_755149307"/><text:bookmark-start text:name="__DdeLink__4193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94"><text:span text:style-name="T133">$statement </text:span><text:span text:style-name="T130">= </text:span><text:span text:style-name="T133">$pdo</text:span><text:span text:style-name="T130">-&gt;</text:span><text:span text:style-name="T190">prepare</text:span><text:span text:style-name="T130">(</text:span><text:span text:style-name="T140">"SELECT </text:span><text:span text:style-name="T190">*</text:span><text:span text:style-name="T140"> FROM eugeneDB.languages WHERE </text:span><text:span text:style-name="T133">`mark`</text:span><text:span text:style-name="T140"> = :mark"</text:span><text:span text:style-name="T130">)</text:span><text:span text:style-name="T145">;</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mark" </text:span><text:span text:style-name="T180">=&gt; </text:span><text:span text:style-name="T174">9</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name"</text:span><text:span text:style-name="T180">]}</text:span><text:span text:style-name="T143"> framework is </text:span><text:span text:style-name="T180">{</text:span><text:span text:style-name="T136">$row</text:span><text:span text:style-name="T180">[</text:span><text:span text:style-name="T143">"framework"</text:span><text:span text:style-name="T180">]}</text:span><text:span text:style-name="T143">&lt;br&gt;"</text:span><text:span text:style-name="T148">;</text:span></text:p>
      <text:p text:style-name="P126">}<text:bookmark-end text:name="__DdeLink__4191_755149307"/><text:bookmark-end text:name="__DdeLink__4193_755149307"/></text:p>
      <text:p text:style-name="P52"><text:bookmark-start text:name="__DdeLink__5091_1111318207"/><text:span text:style-name="T207">PHP framework is Symfony</text:span><text:span text:style-name="T204"><text:line-break/></text:span><text:span text:style-name="T207">JS framework is reactJS</text:span><text:span text:style-name="T204"><text:line-break/></text:span><text:span text:style-name="T207">Java framework is Spring</text:span><text:bookmark-end text:name="__DdeLink__5091_1111318207"/></text:p>
      <text:p text:style-name="P56"><text:span text:style-name="T207"><text:tab/></text:span><text:bookmark-start text:name="__DdeLink__4181_755149307"/><text:span text:style-name="T207">I</text:span><text:span text:style-name="T206">t is better to check w</text:span><text:span text:style-name="T214">h</text:span><text:span text:style-name="T206">ether it possible to connect with current parameters and react accordingly. </text:span><text:span text:style-name="T208">Also good practice is to put column names in apostrophes and use </text:span><text:span text:style-name="T214">associative</text:span><text:span text:style-name="T208"> array and named placeholders to avoid </text:span><text:span text:style-name="T209">confusion when changing the query.</text:span><text:bookmark-end text:name="__DdeLink__4181_755149307"/></text:p>
      <text:p text:style-name="P54"><text:span text:style-name="T209"><text:tab/></text:span><text:bookmark-start text:name="__DdeLink__4183_755149307"/><text:span text:style-name="T212">p</text:span><text:span text:style-name="T210">repare(), execute() do not protect you fully. For example in case the SELECT query is trying to take enormous amount of rows your application is going to work slowly at best. </text:span><text:span text:style-name="T211">So use LIMIT key word of MySQL language and pagination to avoid huge selections.</text:span><text:bookmark-end text:name="__DdeLink__4183_755149307"/></text:p>
      <text:p text:style-name="P55"><text:span text:style-name="T211"><text:tab/></text:span><text:bookmark-start text:name="__DdeLink__4187_755149307"/><text:span text:style-name="T212">fetch() and fetchAll() functions move ahead on the data array irreversibly so in case your need to use rows array not only for just output save it in your own array.</text:span><text:bookmark-end text:name="__DdeLink__4187_755149307"/></text:p>
      <text:p text:style-name="P119"><text:bookmark-start text:name="__DdeLink__4196_755149307"/><text:span text:style-name="T139">$statement </text:span><text:span text:style-name="T215">= </text:span><text:span text:style-name="T139">$pdo</text:span><text:span text:style-name="T215">-&gt;</text:span><text:span text:style-name="T191">prepare</text:span><text:span text:style-name="T215">(</text:span></text:p>
      <text:p text:style-name="P93"><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93"><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80">)</text:span><text:span text:style-name="T148">;</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idMin" </text:span><text:span text:style-name="T180">=&gt; </text:span><text:span text:style-name="T174">5</text:span><text:span text:style-name="T148">,</text:span></text:p>
      <text:p text:style-name="P93"><text:span text:style-name="T145"><text:s text:c="8"/></text:span><text:span text:style-name="T143">"idMax" </text:span><text:span text:style-name="T180">=&gt; </text:span><text:span text:style-name="T174">10000</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id"</text:span><text:span text:style-name="T180">]}</text:span><text:span text:style-name="T143">) </text:span><text:span text:style-name="T180">{</text:span><text:span text:style-name="T136">$row</text:span><text:span text:style-name="T180">[</text:span><text:span text:style-name="T143">"name"</text:span><text:span text:style-name="T180">]}</text:span><text:span text:style-name="T143"> - </text:span><text:span text:style-name="T180">{</text:span><text:span text:style-name="T136">$row</text:span><text:span text:style-name="T180">[</text:span><text:span text:style-name="T143">"password"</text:span><text:span text:style-name="T180">]}</text:span><text:span text:style-name="T143">&lt;br&gt;"</text:span><text:span text:style-name="T148">;</text:span></text:p>
      <text:p text:style-name="P126">}<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12"><text:tab/></text:span><text:bookmark-start text:name="__DdeLink__4189_755149307"/><text:span text:style-name="T214">Lots of PHP developers do not care about all the subtle moments about connecting and querying. Just because they have their own class implementing all the</text:span><text:span text:style-name="T206"> work, starting with the connection finishing with queries which is just getting parameters from its owner who wrote it once like he wanted and tested it for years. </text:span><text:span text:style-name="T213">Such class is usually based on Singleton conception to keep one connection object and I have the simplest example of it.</text:span><text:bookmark-end text:name="__DdeLink__4189_755149307"/></text:p>
      <text:p text:style-name="P120"><text:bookmark-start text:name="__DdeLink__4200_755149307"/><text:span text:style-name="T152">class </text:span><text:span text:style-name="T216">myPDO</text:span></text:p>
      <text:p text:style-name="P98">{</text:p>
      <text:p text:style-name="P93"><text:span text:style-name="T130"><text:s text:c="4"/></text:span><text:span text:style-name="T149">private const </text:span><text:span text:style-name="T137">NO_CONNECTION </text:span><text:span text:style-name="T180">= </text:span><text:span text:style-name="T143">"Database is not available."</text:span><text:span text:style-name="T148">;</text:span></text:p>
      <text:p text:style-name="P93"><text:span text:style-name="T145"><text:s text:c="4"/></text:span><text:span text:style-name="T149">private static </text:span><text:span text:style-name="T137">$dsn </text:span><text:span text:style-name="T180">= </text:span><text:span text:style-name="T149">null</text:span><text:span text:style-name="T148">;</text:span></text:p>
      <text:p text:style-name="P93"><text:span text:style-name="T145"><text:s text:c="4"/></text:span><text:span text:style-name="T149">private static </text:span><text:span text:style-name="T137">$username </text:span><text:span text:style-name="T180">= </text:span><text:span text:style-name="T149">null</text:span><text:span text:style-name="T148">;</text:span></text:p>
      <text:p text:style-name="P93"><text:span text:style-name="T145"><text:s text:c="4"/></text:span><text:span text:style-name="T149">private static </text:span><text:span text:style-name="T137">$password </text:span><text:span text:style-name="T180">= </text:span><text:span text:style-name="T149">null</text:span><text:span text:style-name="T148">;</text:span></text:p>
      <text:p text:style-name="P93"><text:span text:style-name="T145"><text:s text:c="4"/></text:span><text:span text:style-name="T149">private static </text:span><text:span text:style-name="T137">$charset </text:span><text:span text:style-name="T180">= </text:span><text:span text:style-name="T149">null</text:span><text:span text:style-name="T148">;</text:span></text:p>
      <text:p text:style-name="P93"><text:span text:style-name="T145"><text:s text:c="4"/></text:span><text:span text:style-name="T149">private static </text:span><text:span text:style-name="T137">$connection</text:span><text:span text:style-name="T148">;</text:span></text:p>
      <text:p text:style-name="P93"><text:span text:style-name="T145"><text:s text:c="4"/></text:span><text:span text:style-name="T149">final private function </text:span><text:span text:style-name="T192">__construct</text:span><text:span text:style-name="T180">() { }</text:span></text:p>
      <text:p text:style-name="P93"><text:soft-page-break/><text:span text:style-name="T130"><text:s text:c="4"/></text:span><text:span text:style-name="T149">final private function </text:span><text:span text:style-name="T192">__clone</text:span><text:span text:style-name="T180">() { }</text:span></text:p>
      <text:p text:style-name="P93"><text:span text:style-name="T130"><text:s text:c="4"/></text:span><text:span text:style-name="T149">private static function </text:span><text:span text:style-name="T192">setParameters</text:span><text:span text:style-name="T180">(): void</text:span></text:p>
      <text:p text:style-name="P107"><text:s text:c="4"/><text:span text:style-name="T179">{</text:span></text:p>
      <text:p text:style-name="P93"><text:span text:style-name="T130"><text:s text:c="8"/></text:span><text:span text:style-name="T136">$parameters </text:span><text:span text:style-name="T180">= parse_ini_file(</text:span><text:span text:style-name="T143">"</text:span><text:span text:style-name="T144">somepath</text:span><text:span text:style-name="T143">/.env"</text:span><text:span text:style-name="T180">)</text:span><text:span text:style-name="T148">;</text:span></text:p>
      <text:p text:style-name="P93"><text:span text:style-name="T145"><text:s text:c="8"/></text:span><text:span text:style-name="T149">self</text:span><text:span text:style-name="T180">::</text:span><text:span text:style-name="T137">$charset </text:span><text:span text:style-name="T180">= </text:span><text:span text:style-name="T136">$parameters</text:span><text:span text:style-name="T180">[</text:span><text:span text:style-name="T143">"charset"</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36">$parameters</text:span><text:span text:style-name="T180">[</text:span><text:span text:style-name="T143">"dsn"</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43">";charset=" </text:span><text:span text:style-name="T180">. </text:span><text:span text:style-name="T149">self</text:span><text:span text:style-name="T180">::</text:span><text:span text:style-name="T137">$charset</text:span><text:span text:style-name="T148">;</text:span></text:p>
      <text:p text:style-name="P93"><text:span text:style-name="T145"><text:s text:c="8"/></text:span><text:span text:style-name="T149">self</text:span><text:span text:style-name="T180">::</text:span><text:span text:style-name="T137">$username </text:span><text:span text:style-name="T180">= </text:span><text:span text:style-name="T136">$parameters</text:span><text:span text:style-name="T180">[</text:span><text:span text:style-name="T143">"username"</text:span><text:span text:style-name="T180">]</text:span><text:span text:style-name="T148">;</text:span></text:p>
      <text:p text:style-name="P93"><text:span text:style-name="T145"><text:s text:c="8"/></text:span><text:span text:style-name="T149">self</text:span><text:span text:style-name="T180">::</text:span><text:span text:style-name="T137">$password </text:span><text:span text:style-name="T180">= </text:span><text:span text:style-name="T136">$parameters</text:span><text:span text:style-name="T180">[</text:span><text:span text:style-name="T143">"password"</text:span><text:span text:style-name="T180">]</text:span><text:span text:style-name="T148">;</text:span></text:p>
      <text:p text:style-name="P93"><text:span text:style-name="T145"><text:s text:c="4"/></text:span><text:span text:style-name="T180">}</text:span></text:p>
      <text:p text:style-name="P93"><text:span text:style-name="T130"><text:s text:c="4"/></text:span><text:span text:style-name="T149">public static function </text:span><text:span text:style-name="T192">getConnection</text:span><text:span text:style-name="T180">(): \PDO</text:span></text:p>
      <text:p text:style-name="P107"><text:s text:c="4"/><text:span text:style-name="T179">{</text:span></text:p>
      <text:p text:style-name="P93"><text:span text:style-name="T130"><text:s text:c="8"/></text:span><text:span text:style-name="T149">if </text:span><text:span text:style-name="T180">(is_null(</text:span><text:span text:style-name="T149">self</text:span><text:span text:style-name="T180">::</text:span><text:span text:style-name="T137">$connection</text:span><text:span text:style-name="T180">)) {</text:span></text:p>
      <text:p text:style-name="P93"><text:span text:style-name="T130"><text:s text:c="12"/></text:span><text:span text:style-name="T149">self</text:span><text:span text:style-name="T180">::</text:span><text:span text:style-name="T193">setParameters</text:span><text:span text:style-name="T180">()</text:span><text:span text:style-name="T148">;</text:span></text:p>
      <text:p text:style-name="P93"><text:span text:style-name="T145"><text:s text:c="12"/></text:span><text:span text:style-name="T149">try </text:span><text:span text:style-name="T180">{</text:span></text:p>
      <text:p text:style-name="P93"><text:span text:style-name="T130"><text:s text:c="16"/></text:span><text:span text:style-name="T149">self</text:span><text:span text:style-name="T180">::</text:span><text:span text:style-name="T137">$connection </text:span><text:span text:style-name="T180">= </text:span><text:span text:style-name="T149">new </text:span><text:span text:style-name="T180">\PDO(</text:span></text:p>
      <text:p text:style-name="P93"><text:span text:style-name="T130"><text:s text:c="20"/></text:span><text:span text:style-name="T149">self</text:span><text:span text:style-name="T180">::</text:span><text:span text:style-name="T137">$dsn</text:span><text:span text:style-name="T148">,</text:span></text:p>
      <text:p text:style-name="P93"><text:span text:style-name="T145"><text:s text:c="20"/></text:span><text:span text:style-name="T149">self</text:span><text:span text:style-name="T180">::</text:span><text:span text:style-name="T137">$username</text:span><text:span text:style-name="T148">,</text:span></text:p>
      <text:p text:style-name="P93"><text:span text:style-name="T145"><text:s text:c="20"/></text:span><text:span text:style-name="T149">self</text:span><text:span text:style-name="T180">::</text:span><text:span text:style-name="T137">$password</text:span></text:p>
      <text:p text:style-name="P93"><text:span text:style-name="T133"><text:s text:c="16"/></text:span><text:span text:style-name="T180">)</text:span><text:span text:style-name="T148">;</text:span></text:p>
      <text:p text:style-name="P93"><text:span text:style-name="T145"><text:s text:c="12"/></text:span><text:span text:style-name="T180">} </text:span><text:span text:style-name="T149">catch </text:span><text:span text:style-name="T180">(\Exception </text:span><text:span text:style-name="T136">$exception</text:span><text:span text:style-name="T180">) {</text:span></text:p>
      <text:p text:style-name="P93"><text:span text:style-name="T130"><text:s text:c="16"/></text:span><text:span text:style-name="T180">error_log(</text:span><text:span text:style-name="T136">$exception</text:span><text:span text:style-name="T180">-&gt;</text:span><text:span text:style-name="T192">getMessage</text:span><text:span text:style-name="T180">())</text:span><text:span text:style-name="T148">;</text:span></text:p>
      <text:p text:style-name="P93"><text:span text:style-name="T145"><text:s text:c="16"/></text:span><text:span text:style-name="T149">die</text:span><text:span text:style-name="T180">(</text:span><text:span text:style-name="T149">self</text:span><text:span text:style-name="T180">::</text:span><text:span text:style-name="T137">NO_CONNECTION</text:span><text:span text:style-name="T180">)</text:span><text:span text:style-name="T148">;</text:span></text:p>
      <text:p text:style-name="P93"><text:span text:style-name="T145"><text:s text:c="12"/></text:span><text:span text:style-name="T180">}</text:span></text:p>
      <text:p text:style-name="P107"><text:s text:c="8"/><text:span text:style-name="T179">}</text:span></text:p>
      <text:p text:style-name="P93"><text:span text:style-name="T130"><text:s text:c="8"/></text:span><text:span text:style-name="T149">return self</text:span><text:span text:style-name="T180">::</text:span><text:span text:style-name="T137">$connection</text:span><text:span text:style-name="T148">;</text:span></text:p>
      <text:p text:style-name="P93"><text:span text:style-name="T145"><text:s text:c="4"/></text:span><text:span text:style-name="T180">}</text:span></text:p>
      <text:p text:style-name="P126">}<text:bookmark-end text:name="__DdeLink__4200_755149307"/></text:p>
      <text:p text:style-name="P65">6.MVC conception</text:p>
      <text:p text:style-name="P67"><text:span text:style-name="T217"><text:tab/></text:span><text:bookmark-start text:name="__DdeLink__5230_1958350099"/><text:span text:style-name="T217">The majority (and maybe even all) of moder</text:span><text:span text:style-name="T231">n</text:span><text:span text:style-name="T217"> actual frameworks are working according MVC conception. The first (and may be the current?) version of this web-</text:span><text:span text:style-name="T231">site was whiten without any framework but I also did build the architecture according MVC principles. MVC is modern and simple technology which allows</text:span><text:span text:style-name="T218"> realy huge serious projects keep single and logi</text:span><text:span text:style-name="T231">c</text:span><text:span text:style-name="T218">al inner building style, keep being easy to be expanded and </text:span><text:span text:style-name="T219">being </text:span><text:span text:style-name="T218">easily realized by engineers who starts working under their structure and design when project </text:span><text:span text:style-name="T231">already</text:span><text:span text:style-name="T219"> has tons of code.</text:span><text:bookmark-end text:name="__DdeLink__5230_1958350099"/></text:p>
      <text:p text:style-name="P66"><text:span text:style-name="T219"><text:tab/></text:span><text:bookmark-start text:name="__DdeLink__5232_1958350099"/><text:span text:style-name="T220">Well MVC is a principle of separation of design and code: Model View Controller abbreviation. </text:span><text:span text:style-name="T221">What does it mean? It means that in simplest case, when user </text:span><text:span text:style-name="T231">click</text:span><text:span text:style-name="T221"> on link and gets to your «index.php» page the following scenarium runs:</text:span><text:bookmark-end text:name="__DdeLink__5232_1958350099"/></text:p>
      <text:list xml:id="list1335348536724779684" text:style-name="L12">
        <text:list-item>
          <text:p text:style-name="P144"><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44"><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44"><text:bookmark-start text:name="__DdeLink__5247_1958350099"/><text:soft-page-break/>«Model.php» model gets data from database, process it if needed and gives back to «IndexController.php»<text:bookmark-end text:name="__DdeLink__5247_1958350099"/></text:p>
        </text:list-item>
        <text:list-item>
          <text:p text:style-name="P144"><text:bookmark-start text:name="__DdeLink__5253_1958350099"/><text:bookmark-start text:name="__DdeLink__5249_1958350099"/>«IndexController» file gives «IndexTemplate.tpl» template and received data to template engine.<text:bookmark-end text:name="__DdeLink__5253_1958350099"/><text:bookmark-end text:name="__DdeLink__5249_1958350099"/></text:p>
        </text:list-item>
        <text:list-item>
          <text:p text:style-name="P145"><text:bookmark-start text:name="__DdeLink__5251_1958350099"/><text:span text:style-name="T217">Template engine gets «IndexTemplate.tpl» template code, replaces variable</text:span><text:span text:style-name="T228">s</text:span><text:span text:style-name="T217"> in it by recieved data and displays modified template.</text:span><text:bookmark-end text:name="__DdeLink__5251_1958350099"/></text:p>
        </text:list-item>
      </text:list>
      <text:p text:style-name="P68"><text:span text:style-name="T217"><text:tab/></text:span><text:bookmark-start text:name="__DdeLink__5234_1958350099"/><text:span text:style-name="T223">So what are we getting? </text:span><text:bookmark-end text:name="__DdeLink__5234_1958350099"/></text:p>
      <text:list xml:id="list4088260366429636565" text:style-name="L13">
        <text:list-item>
          <text:p text:style-name="P146"><text:bookmark-start text:name="__DdeLink__5255_1958350099"/><text:span text:style-name="T217">Desi</text:span><text:span text:style-name="T231">gn</text:span><text:span text:style-name="T217">ers do not need to understand the ones who build business logic. </text:span><text:span text:style-name="T228">The same is the other way around,.</text:span><text:span text:style-name="T217"> </text:span><text:span text:style-name="T229">Everything they need to agree on are</text:span><text:span text:style-name="T217"> variable keys on the templates.</text:span><text:bookmark-end text:name="__DdeLink__5255_1958350099"/></text:p>
        </text:list-item>
        <text:list-item>
          <text:p text:style-name="P147"><text:bookmark-start text:name="__DdeLink__5257_1958350099"/><text:span text:style-name="T217">Controller — the heart of the project — do not need </text:span><text:span text:style-name="T224">to be stained with </text:span><text:span text:style-name="T217">business</text:span><text:span text:style-name="T224"> logic: it all is stored in </text:span><text:span text:style-name="T225">model</text:span><text:span text:style-name="T224">.</text:span><text:bookmark-end text:name="__DdeLink__5257_1958350099"/></text:p>
        </text:list-item>
        <text:list-item>
          <text:p text:style-name="P148"><text:bookmark-start text:name="__DdeLink__5259_1958350099"/><text:span text:style-name="T224">M</text:span><text:span text:style-name="T217">odel is just a class or a set of separated functions which are all stored in one place and can be easily modified / removed / replaced.</text:span><text:bookmark-end text:name="__DdeLink__5259_1958350099"/></text:p>
        </text:list-item>
        <text:list-item>
          <text:p text:style-name="P149"><text:bookmark-start text:name="__DdeLink__5261_1958350099"/><text:span text:style-name="T217">When the problem occures you knows </text:span><text:span text:style-name="T231">immediately</text:span><text:span text:style-name="T217"> which part of the trio is limping.</text:span><text:bookmark-end text:name="__DdeLink__5261_1958350099"/></text:p>
        </text:list-item>
      </text:list>
      <text:p text:style-name="P69"><text:span text:style-name="T217"><text:tab/></text:span><text:bookmark-start text:name="__DdeLink__5236_1958350099"/><text:span text:style-name="T222">That is the simplest and fundamental scenarium. In the real project scheme becomes more complicated. For example when building the project on Symfony 4 PHP framework model is divided into service which contains all logic and repository which </text:span><text:span text:style-name="T230">in its turn</text:span><text:span text:style-name="T222"> contains all flexible queries and just works with a database properly.</text:span><text:bookmark-end text:name="__DdeLink__5236_1958350099"/></text:p>
      <text:p text:style-name="P69"><text:span text:style-name="T222"><text:tab/></text:span><text:bookmark-start text:name="__DdeLink__5238_1958350099"/><text:span text:style-name="T226">In general it is all about programming: the more you d</text:span><text:span text:style-name="T231">i</text:span><text:span text:style-name="T226">vide code into parts according their roles and </text:span><text:span text:style-name="T232">and</text:span><text:span text:style-name="T226"> you use separate parts of code again with new parameters the more your project is located to be expand and realized. </text:span><text:span text:style-name="T227">The most actual, reliable, easy to support and pleasant solutions are always simple :)</text:span><text:bookmark-end text:name="__DdeLink__5238_1958350099"/></text:p>
      <text:p text:style-name="P70"><text:span text:style-name="T227"><text:tab/></text:span><text:bookmark-start text:name="__DdeLink__5240_1958350099"/><text:span text:style-name="T233">Click here to see how the whole design of a page changes. </text:span><text:span text:style-name="T234">I can </text:span><text:span text:style-name="T218">expand </text:span><text:span text:style-name="T234">the page with a new styles without changing the template, controller, repository, even service </text:span><text:span text:style-name="T235">and any string of code at all</text:span><text:span text:style-name="T234">. I am just to put a new css file into needed directory and it will be injected into the project like a plugin.</text:span><text:bookmark-end text:name="__DdeLink__5240_1958350099"/></text:p>
      <text:p text:style-name="P64"/>
      <text:p text:style-name="P71">7.Database design</text:p>
      <text:p text:style-name="P63"><text:tab/>Database design is obviously one of the most important aspects in web application design. It serves the fundament of the project. In case project team gives not enough time on planning the way each table of database is going to look like and <text:soft-page-break/>the way they are going to be connected <text:span text:style-name="T236">database with a course of time is going to be filled of duplicated data, data which cannot be reached normally, new functionallity will cause the creation of tones of codes for new logic and everything is going to be bad. In case of well thought out, logical and simple structure the database is going to help to follow the single style of project, be always actual, simple and easy to extend.</text:span></text:p>
      <text:p text:style-name="P89"><text:tab/><text:span text:style-name="T160">On this page I am going to show some aspects of </text:span><text:span text:style-name="T163">lightweight</text:span><text:span text:style-name="T161"> database design according to ruhighload.com web source and also to show the current web site database inner structure and to explain the main idea that I have chosen for the project design.</text:span></text:p>
      <text:list xml:id="list4695432678689310129" text:style-name="L14">
        <text:list-item>
          <text:p text:style-name="P165"><text:span text:style-name="T161">D</text:span><text:span text:style-name="T160">o not try to foretell a far future creating a columns which are «not going to be used now but probably in a far future we are going to add a special feature...» No. With the extanding of project you </text:span><text:span text:style-name="T164">anyway</text:span><text:span text:style-name="T160"> will be forced to change the table structure. Wait untill this moment.</text:span></text:p>
        </text:list-item>
        <text:list-item>
          <text:p text:style-name="P166">Shorten the length of columns. No need not only to put names into TEXT type cells but to allocate VARCHAR(200) for names too.</text:p>
        </text:list-item>
        <text:list-item>
          <text:p text:style-name="P166">Try to avoid NULL values. To work with NULL MySQL is forced to use its special functions what is spending sources. Put NOT NULL identifier everywhere except dates.</text:p>
        </text:list-item>
        <text:list-item>
          <text:p text:style-name="P167">Select the minimum required numeric types. TINYINT will be always enought for human age, product types amount in bascket etc. Maybe for users from medium staff of the company SMALLINT will be enought for «id» field? You can always enlarge the type.</text:p>
        </text:list-item>
        <text:list-item>
          <text:p text:style-name="P168">FLOAT &amp; DOUBLE are much more appropriate for <text:span text:style-name="T237">performance</text:span> when talking of most of numeric data except banking sphere.</text:p>
        </text:list-item>
        <text:list-item>
          <text:p text:style-name="P169">Select CHAR for lines of approximately the same length. This way you save one-two bytes from each cell which do not contain lengt<text:span text:style-name="T237">h</text:span> of string.</text:p>
        </text:list-item>
        <text:list-item>
          <text:p text:style-name="P169">Otherwise chose VARCHAR. It is flexible althought it needs to contain lenght.</text:p>
        </text:list-item>
        <text:list-item>
          <text:p text:style-name="P169">Use ENUM instead of fixed-number rows (for example, a list of countries).</text:p>
        </text:list-item>
        <text:list-item>
          <text:p text:style-name="P169"><text:s/>Use TIMESTAMP to set the time of events (registration, sending messages, etc.). It is much more light than DATETIME.</text:p>
        </text:list-item>
        <text:list-item>
          <text:p text:style-name="P169">Otherwise chose DATETIME (for historical events etc)</text:p>
        </text:list-item>
      </text:list>
      <text:p text:style-name="P86"><text:soft-page-break/><text:tab/>Current project schema contains 8 entities: pages, titles, images, codes, lists, elements, links and of cour<text:span text:style-name="T237">s</text:span>e articles. In other words elements of contants of any web <text:span text:style-name="T238">page, literary source etc. Quite widespread situation. That is why I decided to store them separately, connect with each other and get them with a chain to each page. It</text:span> is logical, safe and it gives the administrator ability to edit and even to create (some way) pages.</text:p>
      <text:p text:style-name="P85"><text:span text:style-name="T160"><text:tab/></text:span><text:span text:style-name="T162">Contents need to be flexible: nobody knows would it be page without title or three pages containing the same article. So I desided to reject one-to-one and one-to-many relations. Many-to-many relation between page and title means that there can be page with lost of titles (and subtitles) and a title which takes a place in lots of pages. Sounds flexibly and logical. To avoid duplicating of huge articles and any data in such cases I have chosen one set of single principles: </text:span></text:p>
      <text:list xml:id="list3384015869626997931" text:style-name="L15">
        <text:list-item>
          <text:p text:style-name="P170">no direct connection between any entities. If two entities are connected logically there is going to be a relation table.</text:p>
        </text:list-item>
        <text:list-item>
          <text:p text:style-name="P170">There are only relation tables for two entities: no empty cells in relation tables. For example there may very well be code without any describtion list and article. And it may also be the code with describtion lists set and articles set.</text:p>
        </text:list-item>
        <text:list-item>
          <text:p text:style-name="P171">No <text:span text:style-name="T238">duplicate</text:span> data except «id» fields. Relation tables contain only «id» fields.</text:p>
        </text:list-item>
        <text:list-item>
          <text:p text:style-name="P170">Each relation table contains only three fields: sel<text:span text:style-name="T238">f</text:span> «id», first entity «id» and second entity «id».</text:p>
        </text:list-item>
        <text:list-item>
          <text:p text:style-name="P172">Most of entities contain only two fields: «id» and «name». <text:span text:style-name="T239">The exception is like a code having its output.</text:span></text:p>
        </text:list-item>
      </text:list>
      <text:p text:style-name="P87"/>
      <text:p text:style-name="P173"><text:tab/>There is a schema. <text:s/><text:span text:style-name="T240">Images, codes, links and articles relatte to the page entity as title does.</text:spa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23T20:13:27.459761089</dc:date>
    <meta:editing-duration>PT15H54M38S</meta:editing-duration>
    <meta:editing-cycles>161</meta:editing-cycles>
    <meta:document-statistic meta:table-count="0" meta:image-count="0" meta:object-count="0" meta:page-count="19" meta:paragraph-count="475" meta:word-count="5520" meta:character-count="36036" meta:non-whitespace-character-count="29684"/>
  </office:meta>
</office:document-meta>
</file>